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svg:font-family="Courier" style:font-family-generic="moder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1" style:family="table">
      <style:table-properties style:width="5.9597in" table:align="center"/>
    </style:style>
    <style:style style:name="Table1.A" style:family="table-column">
      <style:table-column-properties style:column-width="1.9764in"/>
    </style:style>
    <style:style style:name="Table1.B" style:family="table-column">
      <style:table-column-properties style:column-width="1.991in"/>
    </style:style>
    <style:style style:name="Table1.C" style:family="table-column">
      <style:table-column-properties style:column-width="1.9924in"/>
    </style:style>
    <style:style style:name="Table2" style:family="table">
      <style:table-properties style:width="5.9597in" table:align="center"/>
    </style:style>
    <style:style style:name="Table2.A" style:family="table-column">
      <style:table-column-properties style:column-width="1.9764in"/>
    </style:style>
    <style:style style:name="Table2.B" style:family="table-column">
      <style:table-column-properties style:column-width="1.991in"/>
    </style:style>
    <style:style style:name="Table2.C" style:family="table-column">
      <style:table-column-properties style:column-width="1.9924in"/>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left="0.4925in" fo:margin-right="0in" fo:text-indent="0in" style:auto-text-indent="false"/>
      <style:text-properties style:font-name="Courier New" fo:font-style="normal" fo:font-weight="normal" style:font-style-asian="normal" style:font-weight-asian="normal" style:font-style-complex="normal" style:font-weight-complex="normal"/>
    </style:style>
    <style:style style:name="P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4" style:family="paragraph" style:parent-style-name="Text_20_body">
      <style:paragraph-properties fo:margin-left="0.4925in" fo:margin-right="0in" fo:text-indent="0in" style:auto-text-indent="false"/>
      <style:text-properties style:font-name="Courier New" fo:font-weight="normal" style:font-weight-asian="normal" style:font-weight-complex="normal"/>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font-weight="bold" style:font-weight-asian="bold" style:font-weight-complex="bold"/>
    </style:style>
    <style:style style:name="P7" style:family="paragraph" style:parent-style-name="Preformatted_20_Text">
      <style:text-properties style:font-name="Courier New" fo:font-size="12pt" style:font-size-asian="12pt" style:font-size-complex="12pt"/>
    </style:style>
    <style:style style:name="P8" style:family="paragraph" style:parent-style-name="Heading_20_1">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paragraph-properties fo:margin-left="0.4925in" fo:margin-right="0in"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font-name="Courier New" fo:font-style="normal" fo:font-weight="normal" style:font-style-asian="normal" style:font-weight-asian="normal" style:font-style-complex="normal" style:font-weight-complex="normal"/>
    </style:style>
    <style:style style:name="P15" style:family="paragraph" style:parent-style-name="Text_20_body">
      <style:paragraph-properties fo:margin-left="0.4925in" fo:margin-right="0in" fo:text-indent="0in" style:auto-text-indent="false"/>
      <style:text-properties style:font-name="Thorndale" fo:font-weight="normal" style:font-weight-asian="normal" style:font-weight-complex="normal"/>
    </style:style>
    <style:style style:name="P16" style:family="paragraph" style:parent-style-name="Text_20_body">
      <style:paragraph-properties fo:margin-left="0.4925in" fo:margin-right="0in" fo:text-indent="0in" style:auto-text-indent="false"/>
      <style:text-properties style:font-name="Thorndale" fo:font-weight="bold" style:font-weight-asian="bold" style:font-weight-complex="bold"/>
    </style:style>
    <style:style style:name="P17" style:family="paragraph" style:parent-style-name="Standard">
      <style:paragraph-properties fo:margin-left="0.4925in" fo:margin-right="0in" fo:text-indent="0in" style:auto-text-indent="false"/>
      <style:text-properties style:font-name="Thorndale" fo:font-size="12pt" fo:font-weight="bold" style:font-name-asian="Courier" style:font-size-asian="12pt" style:font-weight-asian="bold" style:font-name-complex="Courier" style:font-size-complex="12pt" style:font-weight-complex="bold"/>
    </style:style>
    <style:style style:name="P18" style:family="paragraph" style:parent-style-name="Standard">
      <style:paragraph-properties fo:margin-left="0.4925in" fo:margin-right="0in" fo:text-indent="0in" style:auto-text-indent="false"/>
      <style:text-properties style:font-name="Thorndale" fo:font-size="12pt" style:font-name-asian="Courier" style:font-size-asian="12pt" style:font-name-complex="Courier" style:font-size-complex="12pt"/>
    </style:style>
    <style:style style:name="P19" style:family="paragraph" style:parent-style-name="Text_20_body">
      <style:paragraph-properties fo:margin-left="0.4925in" fo:margin-right="0in" fo:text-indent="0in" style:auto-text-indent="false"/>
      <style:text-properties style:font-name="Thorndale" fo:font-size="12pt" fo:font-weight="normal" style:font-size-asian="12pt" style:font-weight-asian="normal" style:font-size-complex="12pt" style:font-weight-complex="normal"/>
    </style:style>
    <style:style style:name="P20" style:family="paragraph" style:parent-style-name="Standard">
      <style:paragraph-properties fo:margin-left="0.4925in" fo:margin-right="0in" fo:text-indent="0in" style:auto-text-indent="false"/>
      <style:text-properties style:font-name="Thorndale" fo:font-size="12pt" fo:font-weight="normal"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margin-left="0.4925in" fo:margin-right="0in" fo:text-indent="0in" style:auto-text-indent="false"/>
      <style:text-properties style:font-name="Thorndale" fo:font-size="12pt" style:font-size-asian="12pt" style:font-size-complex="12pt"/>
    </style:style>
    <style:style style:name="P22" style:family="paragraph" style:parent-style-name="Standard">
      <style:paragraph-properties fo:margin-left="0.4925in" fo:margin-right="0in" fo:text-indent="0in" style:auto-text-indent="false"/>
      <style:text-properties style:font-name="Thorndale" fo:font-size="11pt" fo:font-weight="normal" style:font-name-asian="Times New Roman" style:font-size-asian="11pt" style:font-weight-asian="normal" style:font-name-complex="Times New Roman" style:font-size-complex="11pt" style:font-weight-complex="normal"/>
    </style:style>
    <style:style style:name="P23" style:family="paragraph" style:parent-style-name="Text_20_body">
      <style:paragraph-properties fo:margin-left="0.4925in" fo:margin-right="0in" fo:text-indent="0in" style:auto-text-indent="false"/>
      <style:text-properties style:font-name="Courier New" fo:font-style="italic" fo:font-weight="normal" style:font-style-asian="italic" style:font-weight-asian="normal" style:font-style-complex="italic" style:font-weight-complex="normal"/>
    </style:style>
    <style:style style:name="P24" style:family="paragraph" style:parent-style-name="Standard">
      <style:paragraph-properties fo:margin-left="0.4925in" fo:margin-right="0in" fo:text-indent="0in" style:auto-text-indent="false"/>
      <style:text-properties style:font-name="Courier" fo:font-size="10pt" fo:font-weight="normal" style:font-name-asian="Courier" style:font-size-asian="10pt" style:font-weight-asian="normal" style:font-name-complex="Courier" style:font-size-complex="10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Courier" fo:font-size="10pt" style:font-name-asian="Courier" style:font-size-asian="10pt" style:font-name-complex="Courier" style:font-size-complex="10pt"/>
    </style:style>
    <style:style style:name="P26" style:family="paragraph" style:parent-style-name="Standard">
      <style:paragraph-properties fo:text-align="start" style:justify-single-word="false" style:text-autospace="none"/>
      <style:text-properties style:font-name="Times New Roman" fo:font-size="10pt" style:font-name-asian="Times New Roman" style:font-size-asian="10pt" style:font-name-complex="Times New Roman" style:font-size-complex="10pt"/>
    </style:style>
    <style:style style:name="P27" style:family="paragraph" style:parent-style-name="Standard">
      <style:paragraph-properties fo:margin-left="0.4925in" fo:margin-right="0in" fo:text-align="start" style:justify-single-word="false" fo:text-indent="0in" style:auto-text-indent="false" style:text-autospace="none"/>
      <style:text-properties style:font-name="Courier" fo:font-size="10pt" style:font-name-asian="Courier" style:font-size-asian="10pt" style:font-name-complex="Courier" style:font-size-complex="10pt"/>
    </style:style>
    <style:style style:name="P28" style:family="paragraph" style:parent-style-name="Standard">
      <style:paragraph-properties fo:margin-left="0.4925in" fo:margin-right="0in" fo:text-align="start" style:justify-single-word="false" fo:text-indent="0in" style:auto-text-indent="false" style:text-autospace="none"/>
      <style:text-properties style:font-name="Courier" fo:font-size="10pt" fo:font-weight="normal" style:font-name-asian="Courier" style:font-size-asian="10pt" style:font-weight-asian="normal" style:font-name-complex="Courier" style:font-size-complex="10pt"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Text_20_body">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4925in" fo:margin-right="0in" fo:text-indent="0in" style:auto-text-indent="false"/>
      <style:text-properties style:font-name="Thorndal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2" style:family="paragraph" style:parent-style-name="Text_20_body">
      <style:paragraph-properties fo:margin-left="0.4925in" fo:margin-right="0in" fo:text-indent="0in" style:auto-text-indent="false"/>
      <style:text-properties style:font-name="Thorndal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4925in" fo:margin-right="0in" fo:text-indent="0in" style:auto-text-indent="false"/>
      <style:text-properties style:font-name="Thorndal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4925in" fo:margin-right="0in" fo:text-indent="0in" style:auto-text-indent="false"/>
      <style:text-properties style:font-name="Thorndal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margin-left="0.4925in" fo:margin-right="0in" fo:text-indent="0in" style:auto-text-indent="false"/>
      <style:text-properties fo:font-weight="bold" style:font-weight-asian="bold" style:font-weight-complex="bold"/>
    </style:style>
    <style:style style:name="P36" style:family="paragraph" style:parent-style-name="Standard">
      <style:paragraph-properties fo:margin-left="0.4925in" fo:margin-right="0in" fo:text-indent="0in" style:auto-text-indent="false"/>
      <style:text-properties style:font-name="Thorndale"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Thorndale"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8" style:family="paragraph" style:parent-style-name="Text_20_body">
      <style:paragraph-properties fo:margin-left="0in" fo:margin-right="0in" fo:text-indent="0in" style:auto-text-indent="false"/>
      <style:text-properties style:font-name="Thorndal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Preformatted_20_Text">
      <style:paragraph-properties fo:margin-left="0.4925in" fo:margin-right="0in" fo:text-indent="0in" style:auto-text-indent="false"/>
      <style:text-properties style:font-name="Courier New"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Preformatted_20_Text">
      <style:paragraph-properties fo:margin-top="0in" fo:margin-bottom="0.1965in"/>
      <style:text-properties style:font-name="Courier New" fo:font-size="12pt" style:font-size-asian="12pt" style:font-size-complex="12pt"/>
    </style:style>
    <style:style style:name="P41"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42" style:family="paragraph" style:parent-style-name="Table_20_Heading">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Courier New"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4925in" fo:margin-right="0in" fo:text-indent="0in" style:auto-text-indent="false"/>
    </style:style>
    <style:style style:name="T1" style:family="text">
      <style:text-properties style:font-name="Thorndale"/>
    </style:style>
    <style:style style:name="T2" style:family="text">
      <style:text-properties style:font-name="Courier New"/>
    </style:style>
    <style:style style:name="T3" style:family="text">
      <style:text-properties style:text-position="super 58%" fo:font-size="16.1000003814697pt" style:font-size-asian="16.1000003814697pt" style:font-size-complex="16.1000003814697pt"/>
    </style:style>
    <style:style style:name="T4" style:family="text">
      <style:text-properties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tyle="normal" style:font-style-asian="normal" style:font-style-complex="normal"/>
    </style:style>
    <style:style style:name="T7" style:family="text">
      <style:text-properties style:font-name="Courier New"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New" fo:font-weight="normal" style:font-weight-asian="normal" style:font-weight-complex="normal"/>
    </style:style>
    <style:style style:name="T10" style:family="text">
      <style:text-properties style:font-name="Courier New"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font-weight="normal" style:font-name-asian="Times New Roman" style:font-weight-asian="normal" style:font-name-complex="Times New Roman" style:font-weight-complex="normal"/>
    </style:style>
    <style:style style:name="T15" style:family="text">
      <style:text-properties style:font-name="Courier New" fo:font-weight="normal" style:font-name-asian="Times New Roman" style:font-weight-asian="normal" style:font-name-complex="Times New Roman" style:font-weight-complex="normal"/>
    </style:style>
    <style:style style:name="T16" style:family="text">
      <style:text-properties style:font-name-asian="Times New Roman" style:font-name-complex="Times New Roman"/>
    </style:style>
    <style:style style:name="T17" style:family="text">
      <style:text-properties fo:font-weight="normal" style:font-name-asian="Courier" style:font-weight-asian="normal" style:font-name-complex="Courier" style:font-weight-complex="normal"/>
    </style:style>
    <style:style style:name="T18" style:family="text">
      <style:text-properties style:font-name-asian="Courier" style:font-name-complex="Courier"/>
    </style:style>
    <style:style style:name="T19" style:family="text">
      <style:text-properties style:font-name="Courier New" fo:font-style="italic" style:font-style-asian="italic" style:font-style-complex="italic"/>
    </style:style>
    <style:style style:name="T20" style:family="text">
      <style:text-properties style:font-name="Courier New" fo:font-size="10pt" fo:font-style="normal" style:font-size-asian="10pt" style:font-style-asian="normal" style:font-size-complex="10pt" style:font-style-complex="normal"/>
    </style:style>
    <style:style style:name="T21" style:family="text">
      <style:text-properties style:font-name="Courier New" fo:font-size="12pt" fo:font-style="normal" style:font-size-asian="12pt" style:font-style-asian="normal" style:font-size-complex="12pt" style:font-style-complex="normal"/>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language="en" fo:country="US" style:font-name-asian="Courier New1" style:font-size-asian="12pt" style:font-name-complex="Courier New1" style:font-size-complex="12pt"/>
    </style:style>
    <style:style style:name="T24" style:family="text">
      <style:text-properties fo:font-size="12pt" fo:language="en" fo:country="US" style:font-name-asian="Courier New1" style:font-size-asian="12pt" style:font-name-complex="Courier New1" style:font-size-complex="12pt"/>
    </style:style>
    <style:style style:name="T25" style:family="text">
      <style:text-properties style:font-name="Courier New"/>
    </style:style>
    <style:style style:name="T26" style:family="text">
      <style:text-properties style:font-name="Courier New" fo:font-size="12pt" fo:font-style="italic" style:font-size-asian="12pt" style:font-style-asian="italic" style:font-size-complex="12pt" style:font-style-complex="italic"/>
    </style:style>
    <style:style style:name="T27" style:family="text">
      <style:text-properties fo:font-size="12pt" fo:font-style="normal" style:text-underline-style="none" style:font-name-asian="Arial" style:font-size-asian="12pt" style:font-style-asian="normal" style:font-name-complex="Arial" style:font-size-complex="12pt" style:font-style-complex="normal"/>
    </style:style>
    <style:style style:name="T28" style:family="text">
      <style:text-properties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font-name="Courier New"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font-name="Thorndale" fo:font-weight="normal" style:font-weight-asian="normal" style:font-weight-complex="normal"/>
    </style:style>
    <style:style style:name="T31" style:family="text">
      <style:text-properties style:font-name="Thorndale" fo:font-size="10pt" fo:font-style="italic" style:text-underline-style="none" style:font-name-asian="Arial" style:font-size-asian="10pt" style:font-style-asian="italic" style:font-name-complex="Arial" style:font-size-complex="10pt" style:font-style-complex="italic"/>
    </style:style>
    <style:style style:name="T32" style:family="text">
      <style:text-properties style:font-name="Thorndale" fo:font-size="12pt" fo:font-style="normal" style:font-name-asian="Arial" style:font-size-asian="12pt" style:font-style-asian="normal" style:font-name-complex="Arial" style:font-size-complex="12pt" style:font-style-complex="normal"/>
    </style:style>
    <style:style style:name="T33" style:family="text">
      <style:text-properties style:font-name="Thorndale"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34" style:family="text">
      <style:text-properties style:font-name="Courier New"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style:font-name="Thorndal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6" style:family="text">
      <style:text-properties style:font-name="Thorndale"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37" style:family="text">
      <style:text-properties fo:font-style="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tracked-changes>
        <text:changed-region text:id="ct110031040">
          <text:deletion>
            <office:change-info>
              <dc:creator>unknown</dc:creator>
              <dc:date>2006-10-06T13:04:00</dc:date>
            </office:change-info>
            <text:p text:style-name="P1">5</text:p>
          </text:deletion>
        </text:changed-region>
        <text:changed-region text:id="ct110030936">
          <text:insertion>
            <office:change-info>
              <dc:creator>unknown</dc:creator>
              <dc:date>2006-10-06T13:04:00</dc:date>
            </office:change-info>
          </text:insertion>
        </text:changed-region>
        <text:changed-region text:id="ct108596792">
          <text:deletion>
            <office:change-info>
              <dc:creator>unknown</dc:creator>
              <dc:date>2006-10-06T12:28:00</dc:date>
            </office:change-info>
            <text:p text:style-name="P2">annotated <text:s/></text:p>
          </text:deletion>
        </text:changed-region>
        <text:changed-region text:id="ct108595992">
          <text:insertion>
            <office:change-info>
              <dc:creator>unknown</dc:creator>
              <dc:date>2006-10-06T12:29:00</dc:date>
            </office:change-info>
          </text:insertion>
        </text:changed-region>
        <text:changed-region text:id="ct108444024">
          <text:format-change>
            <office:change-info>
              <dc:creator>unknown</dc:creator>
              <dc:date>2006-10-06T12:29:00</dc:date>
            </office:change-info>
          </text:format-change>
        </text:changed-region>
        <text:changed-region text:id="ct108443480">
          <text:insertion>
            <office:change-info>
              <dc:creator>unknown</dc:creator>
              <dc:date>2006-10-06T12:28:00</dc:date>
            </office:change-info>
          </text:insertion>
        </text:changed-region>
        <text:changed-region text:id="ct108606648">
          <text:format-change>
            <office:change-info>
              <dc:creator>unknown</dc:creator>
              <dc:date>2006-10-06T12:28:00</dc:date>
            </office:change-info>
          </text:format-change>
        </text:changed-region>
        <text:changed-region text:id="ct108606248">
          <text:insertion>
            <office:change-info>
              <dc:creator>unknown</dc:creator>
              <dc:date>2006-10-06T12:30:00</dc:date>
            </office:change-info>
          </text:insertion>
        </text:changed-region>
        <text:changed-region text:id="ct108443240">
          <text:deletion>
            <office:change-info>
              <dc:creator>unknown</dc:creator>
              <dc:date>2006-10-06T12:30:00</dc:date>
            </office:change-info>
            <text:p text:style-name="P3"><text:span text:style-name="T1">with</text:span></text:p>
          </text:deletion>
        </text:changed-region>
        <text:changed-region text:id="ct108443752">
          <text:insertion>
            <office:change-info>
              <dc:creator>unknown</dc:creator>
              <dc:date>2006-10-06T12:30:00</dc:date>
            </office:change-info>
          </text:insertion>
        </text:changed-region>
        <text:changed-region text:id="ct108595592">
          <text:deletion>
            <office:change-info>
              <dc:creator>unknown</dc:creator>
              <dc:date>2006-10-06T12:30:00</dc:date>
            </office:change-info>
            <text:p text:style-name="P3"><text:span text:style-name="T2">false</text:span></text:p>
          </text:deletion>
        </text:changed-region>
        <text:changed-region text:id="ct108596392">
          <text:insertion>
            <office:change-info>
              <dc:creator>unknown</dc:creator>
              <dc:date>2006-10-06T12:31:00</dc:date>
            </office:change-info>
          </text:insertion>
        </text:changed-region>
        <text:changed-region text:id="ct108599504">
          <text:deletion>
            <office:change-info>
              <dc:creator>unknown</dc:creator>
              <dc:date>2006-10-06T12:31:00</dc:date>
            </office:change-info>
            <text:p text:style-name="P4">aw</text:p>
          </text:deletion>
        </text:changed-region>
        <text:changed-region text:id="ct108599704">
          <text:deletion>
            <office:change-info>
              <dc:creator>unknown</dc:creator>
              <dc:date>2006-10-06T12:31:00</dc:date>
            </office:change-info>
            <text:p text:style-name="P4">"<text:a xlink:type="simple" xlink:href="http://www.w3.org/2006/05/addressing/wsdl">http://www.w3.org/2006/05/addressing/wsdl</text:a>"</text:p>
          </text:deletion>
        </text:changed-region>
        <text:changed-region text:id="ct108599904">
          <text:insertion>
            <office:change-info>
              <dc:creator>unknown</dc:creator>
              <dc:date>2006-10-06T12:31:00</dc:date>
            </office:change-info>
          </text:insertion>
        </text:changed-region>
        <text:changed-region text:id="ct108600104">
          <text:insertion>
            <office:change-info>
              <dc:creator>unknown</dc:creator>
              <dc:date>2006-10-06T12:31:00</dc:date>
            </office:change-info>
          </text:insertion>
        </text:changed-region>
        <text:changed-region text:id="ct108601320">
          <text:insertion>
            <office:change-info>
              <dc:creator>unknown</dc:creator>
              <dc:date>2006-10-06T12:31:00</dc:date>
            </office:change-info>
          </text:insertion>
        </text:changed-region>
        <text:changed-region text:id="ct108601520">
          <text:insertion>
            <office:change-info>
              <dc:creator>unknown</dc:creator>
              <dc:date>2006-10-06T12:31:00</dc:date>
            </office:change-info>
          </text:insertion>
        </text:changed-region>
        <text:changed-region text:id="ct108601720">
          <text:format-change>
            <office:change-info>
              <dc:creator>unknown</dc:creator>
              <dc:date>2006-10-06T12:32:00</dc:date>
            </office:change-info>
          </text:format-change>
        </text:changed-region>
        <text:changed-region text:id="ct108601920">
          <text:deletion>
            <office:change-info>
              <dc:creator>unknown</dc:creator>
              <dc:date>2006-10-06T12:32:00</dc:date>
            </office:change-info>
            <text:p text:style-name="P5"/>
            <text:p text:style-name="P6"/>
          </text:deletion>
        </text:changed-region>
        <text:changed-region text:id="ct108600304">
          <text:insertion>
            <office:change-info>
              <dc:creator>unknown</dc:creator>
              <dc:date>2006-10-06T12:44:00</dc:date>
            </office:change-info>
          </text:insertion>
        </text:changed-region>
        <text:changed-region text:id="ct108602216">
          <text:insertion>
            <office:change-info>
              <dc:creator>unknown</dc:creator>
              <dc:date>2006-10-06T12:57:00</dc:date>
            </office:change-info>
          </text:insertion>
        </text:changed-region>
        <text:changed-region text:id="ct108600520">
          <text:insertion>
            <office:change-info>
              <dc:creator>unknown</dc:creator>
              <dc:date>2006-10-06T12:33:00</dc:date>
            </office:change-info>
          </text:insertion>
        </text:changed-region>
        <text:changed-region text:id="ct108600720">
          <text:deletion>
            <office:change-info>
              <dc:creator>unknown</dc:creator>
              <dc:date>2006-10-06T12:33:00</dc:date>
            </office:change-info>
            <text:p text:style-name="P7"><text:a xlink:type="simple" xlink:href="mailto:parameters%3D%7B@FeatureParameter">parameters={@FeatureParameter</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Java<text:span text:style-name="T3">TM</text:span> API for XML Web Services 2.1 Change Log</text:h>
      <text:p text:style-name="P1">October <text:change text:change-id="ct110031040"/><text:change-start text:change-id="ct110030936"/>6<text:change-end text:change-id="ct110030936"/>, 2006</text:p>
      <text:h text:style-name="Heading_20_2" text:outline-level="2">Description</text:h>
      <text:p text:style-name="Text_20_body">Maintenance revision of the Java API for XML Web Services, version 2.1. The main purpose of this change is to incorporate the WS-Addressing[32,33,34] functionality into JAX-WS, although some other minor additions will be proposed.</text:p>
      <text:h text:style-name="Heading_20_2" text:outline-level="2">Maintenance Leads</text:h>
      <text:p text:style-name="Text_20_body">Doug Kohlert, Sun Microsystems, Inc.</text:p>
      <text:p text:style-name="Text_20_body">Arun Gupta, Sun Microsystems, Inc.</text:p>
      <text:h text:style-name="Heading_20_2" text:outline-level="2">Feedback</text:h>
      <text:p text:style-name="Text_20_body">Comments should be sent to <text:a xlink:type="simple" xlink:href="mailto:jsr224-spec-comments@sun.com">jsr224-spec-comments@sun.com</text:a></text:p>
      <text:h text:style-name="Heading_20_2" text:outline-level="2">Proposed changes</text:h>
      <text:p text:style-name="Text_20_body">1 Introduction</text:p>
      <text:p text:style-name="P9">1.1 Add the following at the end of the JAXB paragraphs</text:p>
      <text:p text:style-name="P3">JAX-WS 2.1 requires JAXB 2.1 which is being developed in parallel with JAX-WS 2.1.</text:p>
      <text:p text:style-name="P10"/>
      <text:p text:style-name="P10">1.5 Add the following prefix definitions</text:p>
      <text:p text:style-name="P3">Add the following prefixes to Table 1.1</text:p>
      <text:p text:style-name="P10">Prefix <text:s text:c="10"/>Namespace <text:s text:c="53"/>Notes</text:p>
      <text:p text:style-name="P11"><text:span text:style-name="T4">wsa <text:s text:c="14"/></text:span>http://www.w3.org/2005/08/addressing <text:s text:c="10"/>The namespace for the WS- <text:s text:c="61"/></text:p>
      <text:p text:style-name="P11"><text:s text:c="95"/>Addressing 1.0 schema [33] </text:p>
      <text:p text:style-name="P11">wsaw <text:s text:c="11"/>http://www.w3.org/2006/05/addressing/wsdl <text:s/>The namespace for the WS-</text:p>
      <text:p text:style-name="P11"><text:s text:c="95"/>Addressing 1.0 – WSDL </text:p>
      <text:p text:style-name="P11"><text:s text:c="95"/>Binding schema[32]</text:p>
      <text:p text:style-name="P11"/>
      <text:p text:style-name="P9">2 WSDL 1.1 to Java Mapping</text:p>
      <text:p text:style-name="P9"><text:s text:c="12"/>Add the following conformance requirement to Chapter 2</text:p>
      <text:p text:style-name="P12">Conformance (WSDL<text:span text:style-name="T5"> Addressing Support</text:span>): <text:span text:style-name="T6">An implementation MUST support the mapping of WS-Addressing 1.0 – WSDL Binding[32] to Java.</text:span></text:p>
      <text:p text:style-name="P10">2.2 Add <text:span text:style-name="T2">XmlSeeAlso</text:span> requirements</text:p>
      <text:p text:style-name="P3">A WSDL may define additional types via type substitution that are not referenced by a service directly but may still need to be marshalled by JAX-WS. <text:s/>The <text:span text:style-name="T2">javax.xml.bind.XmlSeeAlso</text:span> annotation from JAXB is used on the generated SEI to specify any additional types from the WSDL.</text:p>
      <text:p text:style-name="P12">Conformance (javax.xml.bind.XmlSeeAlso required):<text:span text:style-name="T6"> An SEI generated from a WSDL that defines types not directly referenced by the </text:span><text:span text:style-name="T7">Port</text:span><text:span text:style-name="T6"> MUST contain the </text:span><text:span text:style-name="T7">javax.xml.bind.XmlSeeAlso</text:span><text:span text:style-name="T6"> annotation with all of the additional types referenced either directly or indirectly. <text:s/></text:span></text:p>
      <text:p text:style-name="P13"><text:s/>Figure 2.1 shows how an SEI can be annotated with javax.xml.bind.XmlSeeAlso. <text:s/>This figure shows some of the types that may have been created while importing a WSDL and the different approaches to annotating the SEI.</text:p>
      <text:p text:style-name="P13"/>
      <text:p text:style-name="P2">package example;</text:p>
      <text:p text:style-name="P2">public class A { ... }</text:p>
      <text:p text:style-name="P2"/>
      <text:p text:style-name="P2">package example1;</text:p>
      <text:p text:style-name="P2">public class B extends A { ... }</text:p>
      <text:p text:style-name="P2"/>
      <text:p text:style-name="P2">package example2;</text:p>
      <text:p text:style-name="P2">public class C extends A { ... } </text:p>
      <text:p text:style-name="P2"/>
      <text:p text:style-name="P2">@WebService </text:p>
      <text:p text:style-name="P2">public interface MyService {</text:p>
      <text:p text:style-name="P2"><text:s text:c="4"/>public A echo(A a);</text:p>
      <text:p text:style-name="P2">}</text:p>
      <text:p text:style-name="P2">// Directly annotated SEI <text:change text:change-id="ct108596792"/>with classes B and C </text:p>
      <text:p text:style-name="P2">@WebService</text:p>
      <text:p text:style-name="P2">@XmlSeeAlso({B.class, C.class})</text:p>
      <text:p text:style-name="P2">public interface MyService {</text:p>
      <text:p text:style-name="P2"><text:s text:c="4"/>public A echo(A a);</text:p>
      <text:p text:style-name="P2">}</text:p>
      <text:p text:style-name="P2"/>
      <text:p text:style-name="P2">// Indirectly annotated SEI using generated JAXB</text:p>
      <text:p text:style-name="P14"><text:s text:c="5"/>// ObjectFactories</text:p>
      <text:p text:style-name="P2">@XmlSeeAlso({example1.ObjectFactory.class, example2.ObjectFactory.class})</text:p>
      <text:p text:style-name="P2"/>
      <text:p text:style-name="P2">public interface MyService {</text:p>
      <text:p text:style-name="P2"><text:s text:c="4"/>public A echo(A a);</text:p>
      <text:p text:style-name="P2">}</text:p>
      <text:p text:style-name="P2">Figure 2.1 XmlSeeAlso annotation uses</text:p>
      <text:p text:style-name="P2"/>
      <text:p text:style-name="P10">2.3 Add mapping of <text:span text:style-name="T2">wsa:Action</text:span> and <text:span text:style-name="T2">wsa:FaultAction</text:span></text:p>
      <text:p text:style-name="P3">Methods generated from <text:span text:style-name="T2">wsdl:input</text:span> and <text:span text:style-name="T2">wsdl:output</text:span> messages that contain a <text:span text:style-name="T2">wsaw:Action</text:span> attributes MUST be annotated with<text:span text:style-name="T2"> javax.xml.ws.Action.</text:span> See section 7 for more information on these annotations.</text:p>
      <text:p text:style-name="P3"><text:span text:style-name="T8">Conformance (javax.xml.ws.Action):</text:span> A mapped Java method MUST be annotated with a <text:span text:style-name="T2">javax.xml.ws.Action</text:span> annotation if the <text:span text:style-name="T2">wsdl:input</text:span> or <text:span text:style-name="T2">wsdl:output</text:span> elements contain a <text:span text:style-name="T2">wsaw:Action</text:span> attribute. If the <text:span text:style-name="T2">wsdl:input</text:span> element contains a <text:span text:style-name="T2">wsaw:Action,</text:span> the value of this attribute MUST be set to the <text:span text:style-name="T2">javax.xml.ws.Action.input</text:span> element. If the <text:span text:style-name="T2">wsdl:output</text:span> element contains a <text:span text:style-name="T2">wsaw:Action,</text:span> the value of this attribute MUST be set to the <text:span text:style-name="T2">javax.xml.ws.Action.output</text:span> element.</text:p>
      <text:p text:style-name="P3">Methods generated from <text:span text:style-name="T2">wsdl:fault</text:span> messages that contain a <text:span text:style-name="T2">wsaw:Action</text:span> attributes MUST must be annotated with <text:span text:style-name="T2">javax.xml.ws.FaultAction.</text:span> See section 7 for more information on this annotation.</text:p>
      <text:p text:style-name="P3"><text:span text:style-name="T8">Conformance (javax.xml.ws.FaultAction):</text:span> A mapped Java method MUST be annotated with a <text:span text:style-name="T2">javax.xml.ws.FaultAction</text:span> annotation if the <text:span text:style-name="T2">wsdl:fault</text:span> elements contain a <text:span text:style-name="T2">wsaw:Action</text:span> attribute. The <text:span text:style-name="T2">javax.xml.ws.FaultAction.value</text:span> is taken directly from the value of the <text:span text:style-name="T2">wsaw:Action</text:span>. <text:s/>The <text:span text:style-name="T2">javax.xml.ws.FaultAction.className</text:span> MUST be the exception class name associated with this <text:span text:style-name="T2">wsdl:fault</text:span>.</text:p>
      <text:p text:style-name="P15"/>
      <text:p text:style-name="P15">Figure 2.2 shows the mapping of a <text:span text:style-name="T2">wsdl:operation</text:span> containing <text:span text:style-name="T2">input</text:span>, <text:span text:style-name="T2">output</text:span><text:change-start text:change-id="ct108595992"/>,<text:change-end text:change-id="ct108595992"/><text:change-start text:change-id="ct108444024"/> <text:change-end text:change-id="ct108444024"/>and <text:span text:style-name="T2">fault</text:span> elements with <text:span text:style-name="T2">wsaw</text:span><text:change-start text:change-id="ct108443480"/><text:span text:style-name="T2">:</text:span><text:change-end text:change-id="ct108443480"/><text:span text:style-name="T2">Action</text:span><text:change-start text:change-id="ct108606648"/> attributes<text:change-end text:change-id="ct108606648"/>.</text:p>
      <text:p text:style-name="P4">&lt;operation name="addNumbers"&gt;<text:line-break/> <text:s/>&lt;input message="tns:add" wsaw:Action="inAction"/&gt;<text:line-break/> <text:s/>&lt;output message="tns:addResponse" wsaw:Action="outAction"/&gt;<text:line-break/> <text:s/>&lt;fault name="addFault" message="tns:addFault" wsaw:Action="faultAction"/&gt;<text:line-break/>&lt;/operation&gt;</text:p>
      <text:p text:style-name="P4">// the mapped Java method will be</text:p>
      <text:p text:style-name="P11"><text:span text:style-name="T9">@Action(input=”inAction”,<text:line-break/> <text:s text:c="7"/>output=”outAction”,<text:line-break/> <text:s text:c="7"/></text:span><text:a xlink:type="simple" xlink:href="mailto:fault%3D@FaultAction"><text:span text:style-name="T10">fault= {<text:line-break/> <text:s text:c="9"/>@FaultAction</text:span></text:a><text:span text:style-name="T9">(className=AddFaultException.class,<text:line-break/> <text:s text:c="22"/>value=”faultAction”)<text:line-break/>})<text:line-break/>public int addNumbers(int number1, int number2) throws AddFaultException;</text:span></text:p>
      <text:p text:style-name="P3">Figure 2.2 Mapping of <text:span text:style-name="T2">wsaw:Action</text:span></text:p>
      <text:p text:style-name="P3"/>
      <text:p text:style-name="P10">2.3.1 Add the following to section 2.3.1</text:p>
      <text:p text:style-name="P10"><text:span text:style-name="T4">When generating an SEI from WSDL and XML schema, occasionally ambiguities occur on what XML infoset should be used to represent a method's return value or parameters. <text:s/>In order to remove these ambiguities, JAXB annotations may need to be generated on methods and method parameters to assure that the return value and the parameters are marshalled with the proper XML infoset. A JAXB annotation on the method is used to specify the binding of a methods return type while an annotation on the parameter specifies the binding of that parameter. <text:s/>If the default XML infoset for the return type or parameters correctly represents the XML infoset, no JAXB annotations are needed. <text:line-break/><text:line-break/></text:span><text:span text:style-name="T11">Conformance (use of JAXB annotations):</text:span><text:span text:style-name="T4"> An SEI method MUST contain the appropriate JAXB annotations to assure that the proper XML infoset is used when marshalling/unmarshalling the return type. Parameters of an SEI method MUST contain the appropriate JAXB annotations to assure that the proper XML infoset is used when marshalling/unmarshalling the parameters of the method. </text:span></text:p>
      <text:p text:style-name="P10"/>
      <text:p text:style-name="P10">2.4 Change the first sentence of this section</text:p>
      <text:p text:style-name="P3">Change: </text:p>
      <text:p text:style-name="P3">“Mapping of XML Schema types to Java is described by the JAXB 2.0 specification[10].” </text:p>
      <text:p text:style-name="P3">to:</text:p>
      <text:p text:style-name="P3">“Mapping of XML Schema types to Java is described by the JAXB 2.1 specification[35].” </text:p>
      <text:p text:style-name="P3"/>
      <text:p text:style-name="P16">2.4.1 Add section 2.4.1 W3CEndpointReference</text:p>
      <text:p text:style-name="P15">JAXB 2.1 by default does not map <text:span text:style-name="T2">wsa:EndpointReference</text:span> to the <text:span text:style-name="T2">javax.xml.ws.wsaddressing.W3CEndpointReference</text:span> class. <text:s/>However, for JAX-WS developers to fully utilize the use of a <text:span text:style-name="T2">wsa:EndpointReference</text:span>, JAX-WS implementations MUST map the <text:span text:style-name="T2">wsa:EndpointReference</text:span> to <text:span text:style-name="T2">W3CEndpointReference</text:span>. <text:s/>JAXB 2.1 provides a standard customization that can be used to force this mapping.</text:p>
      <text:p text:style-name="P15"><text:span text:style-name="T8">Conformance (javax.xml.ws.wsaddressing.W3CEndpointReference):</text:span> Any schema element of the type <text:span text:style-name="T2">wsa:EndpointReference </text:span>MUST be mapped to <text:span text:style-name="T2">javax.xml.ws.wsaddressing.W3CEndpointReference</text:span>.</text:p>
      <text:p text:style-name="P17"/>
      <text:p text:style-name="P16">2.7 Add description of new get<text:span text:style-name="T8">PortName</text:span>(WebServiceFeatures...) method</text:p>
      <text:p text:style-name="P15">Change the following sentence from:</text:p>
      <text:p text:style-name="P15">“For each port in the service, the generated client side service class contains</text:p>
      <text:p text:style-name="P15">the following methods, one for each port defined by the WSDL service and whose</text:p>
      <text:p text:style-name="P15">binding is supported by the JAX-WS implementation:”</text:p>
      <text:p text:style-name="P15">To:</text:p>
      <text:p text:style-name="P15">“For each port in the service, the generated client side service class contains</text:p>
      <text:p text:style-name="P15">the following methods, two for each port defined by the WSDL service and whose</text:p>
      <text:p text:style-name="P15">binding is supported by the JAX-WS implementation:”</text:p>
      <text:p text:style-name="P15"/>
      <text:p text:style-name="P18"><text:span text:style-name="T12">get</text:span><text:span text:style-name="T13">PortName</text:span><text:span text:style-name="T12">(WebServiceFeatures... features) <text:s/></text:span><text:span text:style-name="T14">One required method that takes a variable-length array of </text:span><text:span text:style-name="T15">javax.xml.ws.WebServiceFeatures</text:span><text:span text:style-name="T14"> and returns a proxy that implements the </text:span><text:span text:style-name="T16">mapped service endpoint interface. The method generated delegates to the </text:span><text:span text:style-name="T7">Service.getPort(QName portName, Class&lt;T&gt; SEI, WebServiceFeatures... features)</text:span><text:span text:style-name="T8"> </text:span><text:span text:style-name="T16">method passing it the port name, the SEI and the features. The value of the port name MUST be equal to the value specified in the mandatory </text:span><text:span text:style-name="T7">WebEndpoint</text:span> <text:span text:style-name="T16">annotation on the method itself.</text:span></text:p>
      <text:p text:style-name="P19"/>
      <text:p text:style-name="P16">2.7 Change the following sentence</text:p>
      <text:p text:style-name="P20">Change </text:p>
      <text:p text:style-name="P21"><text:span text:style-name="T14">“An application MAY customize the name of the generated method for a port using the </text:span><text:span text:style-name="T17">jaxws:method </text:span>binding declaration defined in section 8.7.8.”</text:p>
      <text:p text:style-name="P21"><text:s/>to </text:p>
      <text:p text:style-name="P21">“An application MAY customize the name of the generated methods for a port using the <text:span text:style-name="T18">jaxws:method </text:span>binding declaration defined in section 8.7.8.”</text:p>
      <text:p text:style-name="P22"/>
      <text:p text:style-name="P10">2.7.1 Fix<text:span text:style-name="T2"> the get</text:span><text:span text:style-name="T19">PortName</text:span><text:span text:style-name="T2">() samples so they take a QName for portName</text:span></text:p>
      <text:p text:style-name="P23">The samples in the 2.0 specification was incorrectly passing just the local name of the portName, not the entire QName. <text:s/>This change only fixes the samples and does not change the APIs.</text:p>
      <text:p text:style-name="P24">@WebEndpoint(name="StockQuoteHTTPPort")</text:p>
      <text:p text:style-name="P25"><text:s text:c="6"/>public StockQuoteProvider getStockQuoteHTTPPort() {</text:p>
      <text:p text:style-name="P25"><text:s text:c="10"/>return (StockQuoteProvider)super.getPort(</text:p>
      <text:p text:style-name="P25"><text:s text:c="21"/>new Qname(“http://example.com/stocks”,"StockQuoteHTTPPort"),</text:p>
      <text:p text:style-name="P25"><text:s text:c="21"/>stockQuoteProvider.class);</text:p>
      <text:p text:style-name="P25"><text:s text:c="6"/>}</text:p>
      <text:p text:style-name="P26"/>
      <text:p text:style-name="P27">@WebEndpoint(name="StockQuoteSMTPPort")</text:p>
      <text:p text:style-name="P27">public StockQuoteProvider getStockQuoteSMTPPort() {</text:p>
      <text:p text:style-name="P27"><text:s text:c="3"/>return (StockQuoteProvider)super.getPort(</text:p>
      <text:p text:style-name="P27"><text:s text:c="11"/>new Qname(“http://example.com/stocks”, "StockQuoteSMTPPort"),</text:p>
      <text:p text:style-name="P27"><text:s text:c="11"/>StockQuoteProvider.class);</text:p>
      <text:p text:style-name="P28">}</text:p>
      <text:p text:style-name="P10"/>
      <text:p text:style-name="P10">2.7.1 <text:span text:style-name="T2">Add the get</text:span><text:span text:style-name="T19">PortName</text:span><text:span text:style-name="T2">(WebServiceFeatures...) methods to the example</text:span></text:p>
      <text:p text:style-name="P24">@WebEndpoint(name="StockQuoteHTTPPort")</text:p>
      <text:p text:style-name="P25"><text:s text:c="6"/>public StockQuoteProvider getStockQuoteHTTPPort(WebServiceFeatures... <text:s/></text:p>
      <text:p text:style-name="P25"><text:s text:c="54"/>features) {</text:p>
      <text:p text:style-name="P25"><text:s text:c="10"/>return (StockQuoteProvider)super.getPort(</text:p>
      <text:p text:style-name="P25"><text:s text:c="21"/>new Qname(“http://example.com/stocks”,"StockQuoteHTTPPort"),</text:p>
      <text:p text:style-name="P25"><text:s text:c="21"/>stockQuoteProvider.class, </text:p>
      <text:p text:style-name="P25"><text:s text:c="21"/>features);</text:p>
      <text:p text:style-name="P25"><text:s text:c="6"/>}</text:p>
      <text:p text:style-name="P26"/>
      <text:p text:style-name="P27">@WebEndpoint(name="StockQuoteSMTPPort")</text:p>
      <text:p text:style-name="P27">public StockQuoteProvider getStockQuoteSMTPPort(WebServiceFeatures... <text:tab/><text:tab/><text:tab/><text:tab/><text:tab/><text:tab/><text:tab/><text:tab/><text:tab/><text:tab/>features) {</text:p>
      <text:p text:style-name="P27"><text:s text:c="3"/>return (StockQuoteProvider)super.getPort(</text:p>
      <text:p text:style-name="P27"><text:s text:c="11"/>new Qname(“http://example.com/stocks”, "StockQuoteSMTPPort"),</text:p>
      <text:p text:style-name="P27"><text:s text:c="11"/>StockQuoteProvider.class,</text:p>
      <text:p text:style-name="P27"><text:s text:c="11"/>features);</text:p>
      <text:p text:style-name="P27">}</text:p>
      <text:p text:style-name="P20"/>
      <text:p text:style-name="P22"/>
      <text:p text:style-name="P6">3 Java to WSDL 1.1 Mapping</text:p>
      <text:p text:style-name="P29"><text:s text:c="11"/>Add the following conformance requirement to Chapter 3</text:p>
      <text:p text:style-name="P12">Conformance (WSDL<text:span text:style-name="T5"> Addressing Support</text:span>): <text:span text:style-name="T6">An implementation MUST support the mapping of Java to WS-Addressing 1.0 – WSDL Binding[32].</text:span></text:p>
      <text:p text:style-name="P10"/>
      <text:p text:style-name="P10">3.3 Add mapping of <text:span text:style-name="T20">j</text:span><text:span text:style-name="T21">avax.xml.ws.soap.AddressingFeature</text:span></text:p>
      <text:p text:style-name="P3">Classes annotated with the <text:span text:style-name="T2">javax.xml.ws.BindingType</text:span> annotation with the <text:span text:style-name="T2">javax.xml.ws.soap.AddressingFeature</text:span> enabled MUST result in the wsaw:UsingAddressing extensibility element on the <text:span text:style-name="T2">wsdl:binding</text:span>.</text:p>
      <text:p text:style-name="P3"><text:span text:style-name="T8">Conformance (</text:span><text:span text:style-name="T22">javax.xml.ws.soap.AddressingFeature</text:span><text:span text:style-name="T8">):</text:span> A Java class that is annotated with the <text:span text:style-name="T2">javax.xml.ws.BindingType</text:span> annotation that contains the <text:span text:style-name="T2">javax.xml.ws.soap.AddressingFeature</text:span> with the <text:span text:style-name="T2">enabled</text:span> element set to <text:span text:style-name="T2">true</text:span>, MUST result in the addition of a <text:span text:style-name="T2">wsaw:UsingAddressing</text:span> extensibility element to the <text:s/><text:span text:style-name="T2">wsdl:binding </text:span><text:span text:style-name="T1">element </text:span><text:change-start text:change-id="ct108606248"/><text:span text:style-name="T1">and it MUST NOT have</text:span><text:change-end text:change-id="ct108606248"/><text:change text:change-id="ct108443240"/><text:span text:style-name="T1"> the </text:span><text:span text:style-name="T2">wsdl:required=”</text:span><text:change-start text:change-id="ct108443752"/><text:span text:style-name="T2">true</text:span><text:change-end text:change-id="ct108443752"/><text:change text:change-id="ct108595592"/><text:span text:style-name="T2">”</text:span><text:span text:style-name="T1"> attribute.</text:span> If the <text:span text:style-name="T2">required</text:span> FeatureParameter of the <text:span text:style-name="T2">AddressingFeature</text:span> has a value of <text:span text:style-name="T2">true, then the wsaw:UsingAddressing extensibility element MUST contain the wsdl:required=”true” attribute. </text:span>If the BindingType.value is not compatible with this feature an error MUST be given. <text:s/>The JAX-WS runtime MUST also use Addressing headers. <text:s/>If the <text:span text:style-name="T2">enabled</text:span> element is set to <text:span text:style-name="T2">false</text:span>, then <text:span text:style-name="T2">wsaw:UsingAddressing </text:span>element MUST NOT be generated and the JAX-WS runtime MUST NOT use Addressing headers. <text:s/></text:p>
      <text:p text:style-name="P3"/>
      <text:p text:style-name="P3">Figure 3.1 shows the mapping of a BindingType annotation with the AddressingFeature enabled.</text:p>
      <text:p text:style-name="P3"/>
      <text:p text:style-name="P4">@BindingType(SOAPBinding.SOAP11HTTP_BINDING,<text:line-break/> <text:s text:c="10"/>features={@Feature(AddressingFeature.ID)})<text:line-break/>public class AddNumbersImpl {<text:line-break/> <text:s/>...<text:line-break/>}</text:p>
      <text:p text:style-name="P3"/>
      <text:p text:style-name="P4">&lt;definitions<text:line-break/> <text:s/>xmlns:ws<text:change-start text:change-id="ct108596392"/>dl<text:change-end text:change-id="ct108596392"/><text:change text:change-id="ct108599504"/>=<text:change text:change-id="ct108599704"/><text:change-start text:change-id="ct108599904"/><text:span text:style-name="T23">"</text:span><text:a xlink:type="simple" xlink:href="http://schemas.xmlsoap.org/wsdl/"><text:span text:style-name="T24">http://schemas.xmlsoap.org/wsdl/</text:span></text:a><text:span text:style-name="T23">"</text:span><text:change-end text:change-id="ct108599904"/><text:line-break/> <text:s/>...&gt;<text:line-break/>...<text:line-break/>&lt;<text:change-start text:change-id="ct108600104"/>wsdl:<text:change-end text:change-id="ct108600104"/>binding ...&gt;<text:line-break/> <text:s/>&lt;wsaw:UsingAddressing <text:change-start text:change-id="ct108601320"/>wsdl:<text:change-end text:change-id="ct108601320"/>required=”false”/&gt;<text:line-break/>...<text:line-break/>&lt;/<text:change-start text:change-id="ct108601520"/>wsdl:<text:change-end text:change-id="ct108601520"/>definitions&gt;</text:p>
      <text:p text:style-name="P3">Figure 3.1 Mapping of <text:change-start text:change-id="ct108601720"/><text:span text:style-name="T2">AddressingFeature</text:span><text:change-end text:change-id="ct108601720"/></text:p>
      <text:p text:style-name="P3"/>
      <text:p text:style-name="P6"><text:change text:change-id="ct108601920"/></text:p>
      <text:p text:style-name="P10">3.4 Add the following just prior to section 3.4.1</text:p>
      <text:p text:style-name="P3">Multiple SEIs in the same package may result in name clashes as the result of sections 3.6.2.1 and 3.7 of the specification. <text:s/>Customizations may be used to resolve these clashes. <text:s/>See sections 7.2, 7.3 and 7.4 for more information on these customizations.</text:p>
      <text:p text:style-name="P10"/>
      <text:p text:style-name="P10">3.5 Add mapping of <text:span text:style-name="T2">javax.xml.ws.Action</text:span> and <text:span text:style-name="T2">javax.xml.ws.FaultAction</text:span></text:p>
      <text:p text:style-name="P3"><text:span text:style-name="T8">Conformance (</text:span><text:span text:style-name="T22">javax.xml.ws.Action</text:span><text:span text:style-name="T8">):</text:span> A Java method annotated with the <text:span text:style-name="T2">javax.xml.ws.Action.input</text:span> annotation element MUST result in the addition of a <text:span text:style-name="T2">wsaw:Action</text:span> extensibility element to the <text:span text:style-name="T2">wsdl:input</text:span> element with the <text:span text:style-name="T2">wsaw:Action.value</text:span> equal to <text:span text:style-name="T2">javax.xml.ws.Action.input</text:span>. A Java method annotated with the <text:span text:style-name="T2">javax.xml.ws.Action.output</text:span> annotation element MUST result in the addition of a <text:s/><text:span text:style-name="T2">wsaw:Action</text:span> extensibility element on the <text:span text:style-name="T2">wsdl:output</text:span> element with the <text:span text:style-name="T2">wsaw:Action.value</text:span> equal to <text:span text:style-name="T2">javax.xml.ws.Action.output</text:span>. </text:p>
      <text:p text:style-name="P3"><text:span text:style-name="T8">Conformance (</text:span><text:span text:style-name="T22">javax.xml.ws.FaultAction</text:span><text:span text:style-name="T8">) </text:span>A Java method annotated with the <text:span text:style-name="T2">javax.xml.ws.FaultAction</text:span> annotation element MUST result in the addition of a <text:span text:style-name="T2">wsaw:Action</text:span> extensibility element on the <text:span text:style-name="T2">wsdl:fault</text:span> element that corresponds to the Exception specified by <text:span text:style-name="T2">javax.xml.ws.FaultAction.className</text:span> with the <text:span text:style-name="T2">wsaw:Action.value</text:span> equal to <text:span text:style-name="T2">javax.xml.ws.FaultAction.value</text:span>.</text:p>
      <text:p text:style-name="P3"/>
      <text:p text:style-name="P3">Figure 3.2 shows the mapping of <text:span text:style-name="T2">javax.xml.ws.Action</text:span> and <text:span text:style-name="T2">javax.xm.ws.FaultAction</text:span> to a <text:span text:style-name="T2">wsdl:operation</text:span>.</text:p>
      <text:p text:style-name="P4">@Action(input="inAction",<text:line-break/> <text:s text:c="7"/>output="outAction",<text:line-break/> <text:s text:c="7"/>fault={<text:line-break/> <text:s text:c="8"/>@FaultAction(className=AddNumbersException.class,<text:line-break/> <text:s text:c="21"/>value="faultAction")<text:line-break/>})<text:line-break/>public int addNumbersFault(int number1, int number2)<text:line-break/><text:tab/> <text:s text:c="6"/>throws AddNumbersException</text:p>
      <text:p text:style-name="P3"/>
      <text:p text:style-name="P3"/>
      <text:p text:style-name="P3"><text:span text:style-name="T2">&lt;operation name="addNumbersFault"&gt;<text:line-break/>&lt;input wsaw:Action="inAction" message="tns:addNumbersFault"/&gt;<text:line-break/>&lt;output wsaw:Action="outAction"<text:line-break/> <text:s text:c="7"/>message="tns:addNumbersFaultResponse"/&gt;<text:line-break/>&lt;fault name="AddNumbersException"<text:line-break/> <text:s text:c="6"/>message="tns:AddNumbersException"<text:line-break/> <text:s text:c="6"/>wsaw:Action="</text:span><text:a xlink:type="simple" xlink:href="http://fault1/"><text:span text:style-name="T25">fault</text:span></text:a><text:a xlink:type="simple" xlink:href="http://fault1/"><text:span text:style-name="T10">Action</text:span></text:a><text:span text:style-name="T9">"/&gt;<text:line-break/>&lt;/operation&gt;</text:span></text:p>
      <text:p text:style-name="P3">Figure 3.2 Mapping of <text:span text:style-name="T2">Action</text:span> and <text:span text:style-name="T2">FaultAction</text:span> to <text:span text:style-name="T2">wsdl:operation</text:span></text:p>
      <text:p text:style-name="P10"/>
      <text:p text:style-name="P10">3.6 Add the following to section 3.6 Method Parameters and Return Type <text:line-break/><text:span text:style-name="T4">Since JAX-WS uses JAXB for it data binding, JAXB annotations on methods and method parameters MUST be honored. <text:s/>A JAXB annotation on the method is used to specify the binding of a methods return type while an annotation on the parameter specifies the binding of that parameter. <text:line-break/><text:line-break/></text:span><text:span text:style-name="T11">Conformance (use of JAXB annotations):</text:span><text:span text:style-name="T4"> An implementation MUST honor any JAXB annotation that exists on an SEI method or parameter to assure that the proper XML infoset is used when marshalling/unmarshalling the the return value or parameters of the method. </text:span></text:p>
      <text:p text:style-name="P3"/>
      <text:p text:style-name="P10">3.6.2 Change the first sentence of this section</text:p>
      <text:p text:style-name="P3">Change the sentence: </text:p>
      <text:p text:style-name="P3">“JAXB defines a mapping from Java classes to XML Schema constructs.”</text:p>
      <text:p text:style-name="P3">to:</text:p>
      <text:p text:style-name="P3">“JAXB 2.1 defines a mapping from Java classes to XML Schema constructs.”</text:p>
      <text:p text:style-name="P3"/>
      <text:p text:style-name="P10">3.7 Add the following to section 3.7</text:p>
      <text:p text:style-name="P3">Service specific exceptions are defined as all checked exceptions except <text:span text:style-name="T2">java.rmi.RemoteException</text:span> and its subclasses. <text:s/></text:p>
      <text:p text:style-name="P3"><text:span text:style-name="T8">Conformance (java.lang.</text:span><text:span text:style-name="T22">RuntimeExceptions and java.rmi.RemoteExceptions) </text:span><text:span text:style-name="T26">java.lang.RuntimeException </text:span><text:span text:style-name="T22">and </text:span><text:span text:style-name="T26">java.rmi.RemoteException</text:span><text:span text:style-name="T22"> and their subclasses MUST NOT be treated as service specific exceptions and MUST NOT be mapped to WSDL.</text:span> <text:s/></text:p>
      <text:p text:style-name="P3"/>
      <text:p text:style-name="P30">4 Client APIs</text:p>
      <text:p text:style-name="P10">4.2 Add getting of an <text:span text:style-name="T2">EndpointReference</text:span></text:p>
      <text:p text:style-name="P4"><text:span text:style-name="T1">A web service client can get an </text:span>javax.xml.ws.EndpointReference <text:span text:style-name="T1">from a BindingProvider instance that will reference the target endpoint.</text:span></text:p>
      <text:p text:style-name="P15"/>
      <text:p text:style-name="P3"><text:span text:style-name="T8">Conformance (</text:span><text:span text:style-name="T22">Required BindingProvider getEndpointReference</text:span><text:span text:style-name="T8">): </text:span>An implementation MUST be able to return an <text:span text:style-name="T2">javax.xml.ws.EndpointReference</text:span> for the target endpoint if a SOAP binding is being used. <text:s/>If the <text:span text:style-name="T2">BindingProvider</text:span> instance has an associated WSDL, and the binding is either SOAP 1.1/HTTP or SOAP 1.2/HTTP, then the WSDL MUST be in-lined in the <text:span text:style-name="T2">wsa:Metadata </text:span>and the <text:span text:style-name="T2">wsa:Metadata</text:span> MUST also contain the <text:span text:style-name="T2">wsaw:ServiceName </text:span>element with the <text:span text:style-name="T2">wsaw:EndpointName</text:span> attribute<text:span text:style-name="T2">. The wsaw:InterfaceName MAY be present. </text:span><text:span text:style-name="T1">If the binding is XML/HTTP an </text:span><text:span text:style-name="T2">java.lang.UnsupportedOperationException</text:span><text:span text:style-name="T1"> MUST be thrown.</text:span></text:p>
      <text:p text:style-name="P15"/>
      <text:p text:style-name="P15">4.2.3 Add <text:span text:style-name="T27">additional getPort methods </text:span></text:p>
      <text:p text:style-name="P15">Add the following getPort methods to the methods of a <text:span text:style-name="T2">Service</text:span> instance.</text:p>
      <text:p text:style-name="P16">T getPort(Class&lt;T&gt; sei, WebServiceFeatures... features)<text:span text:style-name="T4"> Returns a proxy for the specified </text:span><text:span text:style-name="T9">sei</text:span><text:span text:style-name="T4">, the </text:span><text:span text:style-name="T9">Service</text:span><text:span text:style-name="T4"> instance is responsible for selecting the port (protocol binding and and endpoint address). <text:s/></text:span><text:span text:style-name="T28">The specified </text:span><text:span text:style-name="T29">features</text:span><text:span text:style-name="T28"> MUST be enabled/disabled and configured as specified.</text:span></text:p>
      <text:p text:style-name="P16">T getPort(QName port, Class&lt;T&gt; sei, WebServiceFeatures... features)<text:span text:style-name="T4"> Returns a proxy for the endpoint specified by </text:span><text:span text:style-name="T9">port</text:span><text:span text:style-name="T4">. Note that the namespace component of </text:span><text:span text:style-name="T9">port</text:span><text:span text:style-name="T4"> is the target namespace of the WSDL definition document. </text:span><text:span text:style-name="T28">The specified </text:span><text:span text:style-name="T29">features</text:span><text:span text:style-name="T28"> MUST be enabled/disabled and configured as specified.</text:span></text:p>
      <text:p text:style-name="P31">T getPort(EndpointReference epr Class&lt;T&gt; sei, WebServiceFeatures... features) <text:span text:style-name="T4">Returns a proxy for the endpoint specified by </text:span><text:span text:style-name="T9">epr</text:span><text:span text:style-name="T4">. The address stored in the </text:span><text:span text:style-name="T9">epr</text:span><text:span text:style-name="T4"> MUST be used during invocations on the endpoint. The </text:span><text:span text:style-name="T9">endpointReference</text:span><text:span text:style-name="T4"> MUST NOT be used as the value of any addressing header such as </text:span><text:span text:style-name="T9">wsa:ReplyTo</text:span><text:span text:style-name="T4">. <text:s/>The specified </text:span><text:span text:style-name="T9">features</text:span><text:span text:style-name="T4"> MUST be enabled/disabled and configured as specified. The </text:span><text:span text:style-name="T9">epr</text:span><text:span text:style-name="T4">'s </text:span><text:span text:style-name="T9">wsaw:ServiceName</text:span><text:span text:style-name="T4"> MUST match the </text:span><text:span text:style-name="T9">Service </text:span><text:span text:style-name="T4">instance's ServiceName, otherwise a </text:span><text:span text:style-name="T9">WebServiceExeption</text:span><text:span text:style-name="T4"> MUST be thrown. <text:s/>The </text:span><text:span text:style-name="T9">epr</text:span><text:span text:style-name="T4">'s </text:span><text:span text:style-name="T9">wsaw:EndpointName</text:span><text:span text:style-name="T4"> MUST match the PortName for the </text:span><text:span text:style-name="T9">sei</text:span><text:span text:style-name="T4">, otherwise a </text:span><text:span text:style-name="T9">WebServiceException</text:span><text:span text:style-name="T4"> MUST be thrown. <text:s/>If the </text:span><text:span text:style-name="T9">Service</text:span><text:span text:style-name="T4"> instance has an associated WSDL, its WSDL MUST be used to determine any binding information, any WSDL in the </text:span><text:span text:style-name="T9">epr </text:span><text:span text:style-name="T4">will be ignored. <text:s/>If the </text:span><text:span text:style-name="T9">Service</text:span><text:span text:style-name="T4"> instance does not have a WSDL, then any WSDL inlined in the </text:span><text:span text:style-name="T9">epr</text:span><text:span text:style-name="T4"> will be used to determine binding information.</text:span></text:p>
      <text:p text:style-name="P32"/>
      <text:p text:style-name="P16">4.3 <text:change-start text:change-id="ct108600304"/>Add the following just before section 4.3.1</text:p>
      <text:p text:style-name="P15">A JAX-WS implementation MUST honor all <text:span text:style-name="T2">WebServiceFeatures</text:span> (section 6.5) for <text:span text:style-name="T2">Dispatch</text:span> based applications.</text:p>
      <text:p text:style-name="P15"><text:change-end text:change-id="ct108600304"/></text:p>
      <text:p text:style-name="P16">4.5 Add section “javax.xml.ws.EndpointReference”</text:p>
      <text:p text:style-name="P15">An <text:span text:style-name="T2">javax.xml.ws.EndpointReference</text:span> is an abstraction that represents on invocable web service endpoint. Client applications can use an <text:span text:style-name="T2">EndpointReference</text:span> to get a port for an SEI although doing so prevents them from getting/setting the <text:span text:style-name="T2">Executor</text:span> or <text:span text:style-name="T2">HandlerResolver</text:span> which would normally be done on a <text:span text:style-name="T2">Service</text:span> instance. <text:s/>The <text:span text:style-name="T2">EndpointReference</text:span> class delegates to the <text:span text:style-name="T2">javax.xml.ws.spi.Provider</text:span> to perform the <text:span text:style-name="T2">getPort </text:span>operation. <text:span text:style-name="T27">The following method can be used to get a proxy for a Port.</text:span></text:p>
      <text:p text:style-name="P33"/>
      <text:p text:style-name="P34">getPort(Class&lt;T&gt; serviceEndpointInterface, </text:p>
      <text:p text:style-name="P32"><text:span text:style-name="T12"><text:s text:c="12"/>WebServiceFeature... features)</text:span> Gets a proxy for the <text:span text:style-name="T2">serviceEndpointInterface</text:span> that can be used to invoke operations on the endpoint referred to by the E<text:span text:style-name="T2">ndpointReference </text:span>instance. <text:s/>The specified <text:span text:style-name="T2">features</text:span> MUST be enabled/disabled and configured as specified. <text:s/>The returned proxy MUST use the <text:span text:style-name="T2">EndpointReference</text:span> instance to determine the endpoint address and any reference parameters to be sent on endpoint invocations. <text:s/>The <text:span text:style-name="T2">EndpointReference</text:span> iinstance MUST NOT be used directly as the value of an WS-Addressing header such as <text:span text:style-name="T2">wsa:ReplyTo</text:span>.</text:p>
      <text:p text:style-name="P32"/>
      <text:p text:style-name="P33"/>
      <text:p text:style-name="P3"/>
      <text:p text:style-name="P6">5 Service APIs<text:change-start text:change-id="ct108602216"/></text:p>
      <text:p text:style-name="P16">5.1 Add the following just before section 5.1.1</text:p>
      <text:p text:style-name="P15">A JAX-WS implementation MUST honor all <text:span text:style-name="T2">WebServiceFeatures</text:span> (section 6.5) for <text:span text:style-name="T2">Provider</text:span> based applications.</text:p>
      <text:p text:style-name="P15"><text:change-end text:change-id="ct108602216"/></text:p>
      <text:p text:style-name="P10">5.2.8 Add new section javax.xml.ws.EndpointReference</text:p>
      <text:p text:style-name="P3">The following methods can be used on a published <text:span text:style-name="T2">Endpoint </text:span>to retrieve an <text:span text:style-name="T2">javax.xml.ws.EndpointReference</text:span> for the <text:span text:style-name="T2">Endpoint</text:span> instance.</text:p>
      <text:p text:style-name="P10">getEndpointReference(<text:span text:style-name="T8">List&lt;Element&gt; referenceParameters</text:span>)<text:span text:style-name="T4"> Creates and returns and </text:span><text:span text:style-name="T9">javax.xml.ws.EndpointReference</text:span><text:span text:style-name="T4"> for a published Endpoint. <text:s/>If the binding is SOAP 1.1/HTTP or SOAP 1.2/HTTP, then a </text:span><text:span text:style-name="T9">javax.xml.ws.wsaddressing.W3CEndpointReference MUST be returned. </text:span><text:span text:style-name="T4">If the </text:span><text:span text:style-name="T9">Endpoint</text:span><text:span text:style-name="T4"> instance has an associated WSDL, then a returned W3CEndpointReference MUST in-line the WSDL in the </text:span><text:span text:style-name="T9">wsa:Metadata </text:span><text:span text:style-name="T4">and the </text:span><text:span text:style-name="T9">wsa:Metadata</text:span><text:span text:style-name="T4"> MUST also contain the </text:span><text:span text:style-name="T9">wsaw:ServiceName </text:span><text:span text:style-name="T4">element with the </text:span><text:span text:style-name="T9">wsaw:EndpointName </text:span><text:span text:style-name="T30">attribute</text:span><text:span text:style-name="T9">.</text:span><text:span text:style-name="T4"> A returned </text:span><text:span text:style-name="T9">W3CEndpointReference</text:span><text:span text:style-name="T4"> MUST also contain the specified </text:span><text:span text:style-name="T9">referenceParameters</text:span><text:span text:style-name="T4">. <text:s/>An implementation MUST throw a </text:span><text:span text:style-name="T9">javax.xml.ws.WebServiceException</text:span><text:span text:style-name="T4"> if the </text:span><text:span text:style-name="T9">Endpoint</text:span><text:span text:style-name="T4"> instance has not been published. <text:s/>An implementation MUST throw </text:span><text:span text:style-name="T9">java.lang.UnsupportedOperationException</text:span><text:span text:style-name="T4"> if the </text:span><text:span text:style-name="T9">Endpoint</text:span><text:span text:style-name="T4"> instance uses the XML/HTTP binding.</text:span></text:p>
      <text:p text:style-name="P10">getEndpointReference(<text:span text:style-name="T31">Class&lt;T&gt; clazz, List&lt;Element&gt; referenceParameters</text:span>)<text:span text:style-name="T4"> Creates and returns and </text:span><text:span text:style-name="T9">javax.xml.ws.EndpointReference</text:span><text:span text:style-name="T4"> of type </text:span><text:span text:style-name="T9">clazz</text:span><text:span text:style-name="T4"> for a published </text:span><text:span text:style-name="T9">Endpoint</text:span><text:span text:style-name="T30"> instance</text:span><text:span text:style-name="T4">. <text:s text:c="2"/>If </text:span><text:span text:style-name="T9">clazz</text:span><text:span text:style-name="T4"> is of type</text:span><text:span text:style-name="T9">javax.xml.ws.wsaddressing.W3CEndpointReference</text:span><text:span text:style-name="T4"> and if the </text:span><text:span text:style-name="T9">Endpoint</text:span><text:span text:style-name="T4"> instance has an associated WSDL, then the WSDL MUST be in-lined in the </text:span><text:span text:style-name="T9">wsa:Metadata </text:span><text:span text:style-name="T4">and the </text:span><text:span text:style-name="T9">wsa:Metadata</text:span><text:span text:style-name="T4"> MUST also contain the </text:span><text:span text:style-name="T9">wsaw:ServiceName </text:span><text:span text:style-name="T4">element with the </text:span><text:span text:style-name="T9">wsaw:EndpointName</text:span><text:span text:style-name="T4"> attribute</text:span><text:span text:style-name="T9">.</text:span><text:span text:style-name="T4"> A returned </text:span><text:span text:style-name="T9">W3CEndpointReference</text:span><text:span text:style-name="T4"> MUST also contain the specified </text:span><text:span text:style-name="T9">referenceParameters</text:span><text:span text:style-name="T4">. <text:s text:c="2"/>An implementation MUST throw a </text:span><text:span text:style-name="T9">javax.xml.ws.WebServiceException</text:span><text:span text:style-name="T4"> if the </text:span><text:span text:style-name="T9">Endpoint</text:span><text:span text:style-name="T4"> instance has not been published. <text:s/>If the Class </text:span><text:span text:style-name="T9">clazz</text:span><text:span text:style-name="T4"> is not a subclass of </text:span><text:span text:style-name="T9">EndpointReference</text:span><text:span text:style-name="T4"> or the </text:span><text:span text:style-name="T9">Endpoint</text:span><text:span text:style-name="T4"> implementation does not support </text:span><text:span text:style-name="T9">EndpointReferences</text:span><text:span text:style-name="T4"> of type </text:span><text:span text:style-name="T9">clazz</text:span><text:span text:style-name="T4"> a </text:span><text:span text:style-name="T9">javax.xml.ws.WebServiceException</text:span><text:span text:style-name="T4"> MUST be thrown. <text:s/>An implementation MUST throw </text:span><text:span text:style-name="T9">java.lang.UnsupportedOperationException</text:span><text:span text:style-name="T4"> if the </text:span><text:span text:style-name="T9">Endpoint</text:span><text:span text:style-name="T4"> instance uses the XML/HTTP binding.</text:span></text:p>
      <text:p text:style-name="P6">6 Core APIs</text:p>
      <text:p text:style-name="P35">6.2.2 Amend the description of the <text:s/>createEndpoint method </text:p>
      <text:p text:style-name="P36">Change:</text:p>
      <text:p text:style-name="P35"><text:span text:style-name="T5">createEndpoint(</text:span><text:span text:style-name="T32">String bindingId, Object implementor)</text:span><text:span text:style-name="T33"> <text:s/>Creates and returns an </text:span><text:span text:style-name="T34">Endpoint</text:span><text:span text:style-name="T33"> for the specified binding and implementor.</text:span></text:p>
      <text:p text:style-name="P36">To:</text:p>
      <text:p text:style-name="P35"><text:span text:style-name="T5">createEndpoint(</text:span><text:span text:style-name="T32">String bindingId, Object implementor)</text:span><text:span text:style-name="T33"> <text:s/>Creates and returns an </text:span><text:span text:style-name="T34">Endpoint</text:span><text:span text:style-name="T33"> for the specified binding and implementor. </text:span><text:span text:style-name="T35">If the </text:span><text:span text:style-name="T29">bindingId</text:span><text:span text:style-name="T35"> is </text:span><text:span text:style-name="T29">null</text:span><text:span text:style-name="T35"> and no binding information is specified via the </text:span><text:span text:style-name="T29">javax.xml.ws.BindingType</text:span><text:span text:style-name="T35"> annotation then a default SOAP1.1/HTTP binding MUST be used. </text:span></text:p>
      <text:p text:style-name="P33"/>
      <text:p text:style-name="P35">6.2.4 Add a section “Reading EndpointReferences”</text:p>
      <text:p text:style-name="P34"><text:span text:style-name="T9">javax.xml.ws.EndpointReferences</text:span><text:span text:style-name="T4"> can be created using the following method.</text:span></text:p>
      <text:p text:style-name="P33"/>
      <text:p text:style-name="P34">readEndpointReference(javax.xml.transform.Source source)<text:span text:style-name="T4"> Unmarshalls and returns a </text:span><text:span text:style-name="T9">javax.xml.ws.EndpointReference</text:span><text:span text:style-name="T4"> from the infoset contained in </text:span><text:span text:style-name="T9">source</text:span><text:span text:style-name="T4">.</text:span></text:p>
      <text:p text:style-name="P33"/>
      <text:p text:style-name="P35">6.2.5 Add a section “Getting Port Objects”</text:p>
      <text:p text:style-name="P33">The following method can be used to get a proxy for a Port.</text:p>
      <text:p text:style-name="P33"/>
      <text:p text:style-name="P34">getPort(EndpointReference epr</text:p>
      <text:p text:style-name="P34"><text:s text:c="12"/>Class&lt;T&gt; sei, </text:p>
      <text:p text:style-name="P33"><text:span text:style-name="T12"><text:s text:c="12"/>WebServiceFeature... features)</text:span> Gets a proxy for the <text:span text:style-name="T2">sei</text:span> that can be used to invoke operations on the endpoint referred to by the <text:span text:style-name="T2">epr</text:span>. <text:s/>The specified <text:span text:style-name="T2">features</text:span> MUST be enabled/disabled and configured as specified. The returned proxy MUST use the <text:span text:style-name="T2">epr</text:span> to determine the endpoint address and any reference parameters that MUST be sent on endpoint invocations. <text:s/>The <text:span text:style-name="T2">epr</text:span> MUST NOT be used directly as the value of an WS-Addressing header such as <text:span text:style-name="T2">wsa:ReplyTo</text:span>.</text:p>
      <text:p text:style-name="P33"/>
      <text:p text:style-name="P33"/>
      <text:p text:style-name="P34">6.5 Add Section  6.5 javax.xml.ws.WebServiceFeature</text:p>
      <text:p text:style-name="P33">JAX-WS 2.1 introduces the notion of features. <text:s/>A feature is associated with a particular functionality or behavior. <text:s/>Some features may only have meaning when used with certain bindings while other features may be generally useful. <text:s/>JAX-WS 2.1 introduces three standard features, <text:span text:style-name="T2">AddressingFeature</text:span>, <text:span text:style-name="T2">MTOMFeature</text:span> and <text:span text:style-name="T2">RespectBindingFeature</text:span> as well as the base <text:span text:style-name="T2">WebServiceFeature</text:span> class. <text:s/>A JAX-WS 2.1 implementation may define its own features but they will be non-portable across all JAX-WS 2.1 implementations.</text:p>
      <text:p text:style-name="P33"/>
      <text:p text:style-name="P33">Each feature is derived from the <text:span text:style-name="T2">javax.xml.ws.WebServiceFeature</text:span> class. <text:s/>This allows the web service developer to pass different types of <text:span text:style-name="T2">WebServiceFeatures</text:span> to the various JAX-WS APIs that utilize them. <text:s/>Also, each feature should be documented using JavaDocs on the derived classes. <text:s/>Each <text:span text:style-name="T2">WebServiceFeature</text:span> MUST have a <text:span text:style-name="T2">public static final String ID</text:span> field that is used to uniquely identify the feature. <text:s/>This <text:span text:style-name="T2">ID</text:span> can be specified in the new <text:span text:style-name="T2">Feature</text:span> (see 7.8.1) annotation that is used in conjunction with the <text:span text:style-name="T2">BindingType</text:span> (see 7.8) annotation to enable or disable a feature. </text:p>
      <text:p text:style-name="P33"/>
      <text:p text:style-name="P37">Conformance (javax.xml.ws.WebServiceFeatures):<text:span text:style-name="T6"> Each derived type of </text:span><text:span text:style-name="T7">javax.xml.ws.WebServiceFeature</text:span><text:span text:style-name="T6"> MUST contain a </text:span><text:span text:style-name="T7">public static final String ID</text:span><text:span text:style-name="T6"> field that uniquely identifies the feature against all features of all implementations.</text:span></text:p>
      <text:p text:style-name="P33"/>
      <text:p text:style-name="P33">Since vendors can specify their own features, care MUST be taken when creating a feature ID so as to not conflict with another vendor's ID. </text:p>
      <text:p text:style-name="P33"/>
      <text:p text:style-name="P33">The <text:span text:style-name="T2">WebServiceFeature</text:span> class also has an <text:span text:style-name="T2">enabled</text:span> property that is used to store whether a particular feature should be enabled or disabled. <text:s/>Each derived type should provide either a constructor argument and/or a method that will allow the web service developer to set the <text:span text:style-name="T2">enabled</text:span> property. <text:s/>The meaning of enabled or disabled is determined by each individual <text:span text:style-name="T2">WebServiceFeature</text:span>. <text:s/>It is important that web services developers be able to enable/disable specific features when writing their web applications. <text:s/>For example, a developer may choose to implement WS-Addressing himself while using the <text:span text:style-name="T2">Dispatch</text:span> and <text:span text:style-name="T2">Provider</text:span> APIs and thus he MUST be able to tell JAX-WS to disable addressing.</text:p>
      <text:p text:style-name="P33"/>
      <text:p text:style-name="P37">Conformance (enabled property): <text:span text:style-name="T6"><text:s/>Each derived type of </text:span><text:span text:style-name="T7">javax.xml.ws.WebServiceFeature</text:span><text:span text:style-name="T6"> MUST provide a constructor argument and/or method to allow the web service developer to set the value of the </text:span><text:span text:style-name="T7">enabled</text:span><text:span text:style-name="T6"> property. <text:s/>The public default constructor MUST by default set the </text:span><text:span text:style-name="T7">enabled </text:span><text:span text:style-name="T6">property to </text:span><text:span text:style-name="T7">true</text:span><text:span text:style-name="T6">. An implementation MUST honor the value of the </text:span><text:span text:style-name="T7">enabled</text:span><text:span text:style-name="T6"> property of any supported </text:span><text:span text:style-name="T7">WebServiceFeature</text:span><text:span text:style-name="T6">.</text:span></text:p>
      <text:p text:style-name="P34"/>
      <text:p text:style-name="P34">6.5.1 Add Section 6.5.1javax.xml.ws.soap.AddressingFeature</text:p>
      <text:p text:style-name="P33">The <text:span text:style-name="T2">AddressingFeature</text:span> is used to control the use of WS-Addressing[33] by JAX-WS. <text:s/>This feature MUST be supported with the SOAP 1.1/HTTP or SOAP 1.2/HTTP bindings. <text:s/>Using this feature with any other binding is undefined. <text:s/></text:p>
      <text:p text:style-name="P33"/>
      <text:p text:style-name="P33">Enabling this feature on the server will result in the <text:span text:style-name="T2">wsaw:UsingAddressing</text:span> element being added to the <text:span text:style-name="T2">wsdl:Binding</text:span> in the generated WSDL if the WSDL does not already exist for <text:s/>the endpoint and in the runtime being capable of consuming and responding to WS-Addressing headers.</text:p>
      <text:p text:style-name="P33"/>
      <text:p text:style-name="P33">Enabling this feature on the client will cause the JAX-WS runtime to include WS-Addressing headers in SOAP messages as specified by WS-Addressing[33].</text:p>
      <text:p text:style-name="P33"/>
      <text:p text:style-name="P33">Disabling this feature will prevent a JAX-WS runtime from processing or adding WS-Addressing headers from/to SOAP messages even if the associated WSDL had the <text:span text:style-name="T2">wsaw:UsingAddressing</text:span> element with the <text:span text:style-name="T2">required=”true”</text:span> attribute. <text:s/>This may be necessary if a client or endpoint needs to implement Addressing themselves. <text:s/>For example,a client that desires to use non-anonymous <text:span text:style-name="T2">ReplyTo</text:span> can do so by disabling the <text:span text:style-name="T2">AddressingFeature</text:span> and by using <text:span text:style-name="T2">Dispatch&lt;Source&gt; </text:span>with <text:span text:style-name="T2">Message</text:span> mode.</text:p>
      <text:p text:style-name="P33"/>
      <text:p text:style-name="P33">The <text:span text:style-name="T2">AddressingFeature</text:span> has one property (<text:span text:style-name="T2">FeatureParameter</text:span>) <text:span text:style-name="T2">required</text:span>, that can be configured to control whether the generated <text:span text:style-name="T2">wsaw:UsingAddressing</text:span> element will contain the <text:span text:style-name="T2">required=”true”</text:span> attribute.</text:p>
      <text:p text:style-name="P33"/>
      <text:p text:style-name="P33">The <text:span text:style-name="T2">AddressingFeature</text:span> can be automatically enabled if the <text:span text:style-name="T2">wsaw:UsingAddressing</text:span> extensibility element is in the <text:span text:style-name="T2">wsdl:binding</text:span>. <text:s/>Developers may choose to prevent this from happening by explicitly disabling the <text:span text:style-name="T2">AddressingFeature</text:span>.</text:p>
      <text:p text:style-name="P37"/>
      <text:p text:style-name="P34"/>
      <text:p text:style-name="P34">6.5.1.1 Add section 6.5.1.1 javax.xml.ws.EndpointReference <text:line-break/><text:span text:style-name="T4">The abstract </text:span><text:span text:style-name="T9">EndpointReference</text:span><text:span text:style-name="T4"> class is used by the JAX-WS APIs to reference a particular endpoint in accordance with the W3C Web Services Addressing 1.0 [33].  Each concrete instance of an </text:span><text:span text:style-name="T9">EndpointReference</text:span><text:span text:style-name="T4"> MUST contain a </text:span><text:span text:style-name="T9">wsa:Address.</text:span><text:span text:style-name="T4">  </text:span></text:p>
      <text:p text:style-name="P33"/>
      <text:p text:style-name="P33">Applications may also use the <text:span text:style-name="T2">javax.xml.ws.EndpointReference</text:span> class in method signatures. <text:s/>JAXB 2.1 will will bind the <text:span text:style-name="T2">EndpointReference</text:span> base class to <text:span text:style-name="T2">xs:anyType</text:span>. Applications should instead use concrete implementations of <text:span text:style-name="T2">EndpointReference</text:span> such as <text:span text:style-name="T2">javax.xml.ws.W3CEndpointReference</text:span> which will provide better binding.  JAX-WS implementations are required to support the <text:span text:style-name="T2">W3CEndpointReference</text:span> class but they may also provide other <text:span text:style-name="T2">EndpointReference</text:span> subclasses that represent different versions of Addressing. </text:p>
      <text:p text:style-name="P33"/>
      <text:p text:style-name="P33"><text:span text:style-name="T12">6.5.1.2 Add Section  6.5.1.2 javax.xml.ws.W3CEndpointReference</text:span> </text:p>
      <text:p text:style-name="P33">The <text:span text:style-name="T2">W3CEndpointReference</text:span> class is a concrete implementation of the <text:span text:style-name="T2">javax.xml.ws.EndpointReference</text:span> <text:s/>class and is used to reference endpoints that are compliant with the W3C Web Services Addressing 1.0 [33] and WS-Addressing – WSDL Binding[32]. When creating an <text:span text:style-name="T2">W3CEndpointReference</text:span>, if an associated WSDL is available, then the <text:s/>W3C<text:span text:style-name="T2">EndpointReference MUST</text:span> contain the WSDL in the <text:span text:style-name="T2">wsa:MetaData</text:span>.  It MUST also contain the <text:span text:style-name="T2">wsaw:ServiceName</text:span> element with the <text:span text:style-name="T2">wsaw:EndpointName</text:span> attribute. <text:s/>The <text:span text:style-name="T2">wsaw:InterfaceName</text:span> MAY be present. <text:s/>Applications may use this class to pass <text:span text:style-name="T2">EndpointReferences</text:span> as method parameters or return types. JAXB 2.1 will bind the <text:span text:style-name="T2">W3CEndpointReference</text:span> class to the W3C EndpointReference XML Schema in the WSDL. </text:p>
      <text:p text:style-name="P33"/>
      <text:p text:style-name="P33"/>
      <text:p text:style-name="P34">6.5.2 Add Section javax.xml.ws.soap.MTOMFeature</text:p>
      <text:p text:style-name="P33">The <text:span text:style-name="T2">MTOMFeature</text:span> is used to specify if MTOM should be used with a web service. This feature should be used instead of the <text:span text:style-name="T2">javax.xml.ws.soap.SOAPBinding.SOAP11HTTP_MTOM_BINDING</text:span>, <text:span text:style-name="T2">javax.xml.ws.soap.SOAPBinding.SOAP12HTTP_MTOM_BINDING</text:span> and the <text:span text:style-name="T2">javax.xml.ws.soap.SOAPBinding.setMTOMEnabled()</text:span>. <text:s/>This feature MUST be supported with the SOAP 1.1/HTTP or SOAP 1.2/HTTP bindings. <text:s/>Using this feature with any other bindings is undefined. </text:p>
      <text:p text:style-name="P33"/>
      <text:p text:style-name="P33">Enabling this feature on either the server or client will result the JAX-WS runtime using MTOM and any binary data being XOP encoded.</text:p>
      <text:p text:style-name="P33"/>
      <text:p text:style-name="P33">The MTOMFeature has one property (<text:span text:style-name="T2">FeatureParameter</text:span>) <text:span text:style-name="T2">threshold</text:span>, that can be configured to control which binary data should be XOP encoded. The <text:span text:style-name="T2">threshold</text:span> is the size in bytes that binary data MUST be in order to be XOP encoded. <text:s/>The <text:span text:style-name="T2">threshold</text:span> MUST not be negative. The default value is <text:span text:style-name="T2">0</text:span>.</text:p>
      <text:p text:style-name="P33"/>
      <text:p text:style-name="P37">Conformance (javax.xml.ws.soap.MTOMFeature):<text:span text:style-name="T6"> An implementation MUST support the </text:span><text:span text:style-name="T7">javax.xml.ws.soap.MTOMFeature</text:span><text:span text:style-name="T6"> and its </text:span><text:span text:style-name="T7">threshold</text:span><text:span text:style-name="T6"> property.</text:span></text:p>
      <text:p text:style-name="P33"/>
      <text:p text:style-name="P34">6.5.3 Add Section javax.xml.ws.RespectBindingFeature</text:p>
      <text:p text:style-name="P33">The <text:span text:style-name="T2">RespectBindingFeature</text:span> is used to control whether a JAX-WS implementation MUST respect/honor the contents of the <text:span text:style-name="T2">wsdl:binding</text:span> associated with an endpoint. <text:s/></text:p>
      <text:p text:style-name="P33"/>
      <text:p text:style-name="P33"><text:span text:style-name="T8">Conformance (javax.xml.ws.RespectBindingFeature): </text:span><text:s/>When the <text:span text:style-name="T2">javax.xml.ws.RespectBindingFeature </text:span>is enabled, a JAX-WS implementation MUST inspect the <text:span text:style-name="T2">wsdl:binding</text:span> at runtime to determine result and parameter bindings as well as any <text:span text:style-name="T2">wsdl:extensions</text:span> that have the <text:span text:style-name="T2">required=”true”</text:span> attribute. <text:s/>All required <text:span text:style-name="T2">wsdl:extensions</text:span> MUST be supported and honored by a JAX-WS implementation unless a specific <text:span text:style-name="T2">wsdl:extension</text:span> has be explicitly disabled via a <text:span text:style-name="T2">WebServiceFeature</text:span>. <text:s/>For example, if a <text:span text:style-name="T2">wsdl:binding</text:span> has a <text:span text:style-name="T2">wsaw:UsingAddressing</text:span> element with the <text:span text:style-name="T2">required=”true”</text:span> attribute, WS-Addressing MUST be enabled and used unless the web service developer explicitly disables the <text:span text:style-name="T2">WSAddressingFeature</text:span>.</text:p>
      <text:p text:style-name="P33"/>
      <text:p text:style-name="P33">In order to not break backward compatibility with JAX-WS 2.0, the behavior with regards to respecting the wsdl:binding when this feature is disabled is undefined.</text:p>
      <text:p text:style-name="P34"/>
      <text:p text:style-name="P38">7 Annotations</text:p>
      <text:p text:style-name="P34">7.8 Add features to BindingType annotation</text:p>
      <text:p text:style-name="P33">Add the following property to Table 7.8</text:p>
      <text:p text:style-name="P33"><text:s text:c="5"/><text:span text:style-name="T12">Property <text:s text:c="7"/>Description <text:s text:c="58"/>Default</text:span></text:p>
      <text:p text:style-name="P33"><text:s text:c="5"/>features <text:s text:c="9"/>Features to be enabled on the specified binding <text:s text:c="3"/>{}</text:p>
      <text:p text:style-name="P33"/>
      <text:p text:style-name="P34">7.8.1 Add javax.xml.ws.Feature annotation</text:p>
      <text:p text:style-name="P33"><text:span text:style-name="T2">Features</text:span> are additional functionality that can be enabled on a web service. <text:s/>Each feature defines it purpose and default behavior and can define any number of feature parameters. <text:s/>This annotation allows the web service developer to enable features and to configure them via <text:span text:style-name="T2">FeatureParameters</text:span>.</text:p>
      <text:p text:style-name="P33"/>
      <text:p text:style-name="P33">Add the following Table 7.8.1</text:p>
      <text:p text:style-name="P33"><text:s text:c="5"/><text:span text:style-name="T12">Property <text:s text:c="7"/>Description <text:s text:c="58"/>Default</text:span></text:p>
      <text:p text:style-name="P33"><text:s text:c="5"/>value <text:s text:c="10"/>The unique identifier for the feature <text:s text:c="28"/>“”</text:p>
      <text:p text:style-name="P33"><text:s text:c="5"/>enabled <text:s text:c="6"/>Specifies whether the feature is enabled or not<text:tab/> <text:s text:c="2"/>true</text:p>
      <text:p text:style-name="P33"><text:s text:c="5"/>parameters <text:s/>An array of parameters for this feature. <text:s text:c="23"/>{}</text:p>
      <text:p text:style-name="P33"><text:s text:c="25"/>Each feature defines which parameters it has</text:p>
      <text:p text:style-name="P34"/>
      <text:p text:style-name="P34">7.8.1.1 Add javax.xml.ws.FeatureParameter annotation</text:p>
      <text:p text:style-name="P33">The <text:span text:style-name="T2">FeatureParameter</text:span> annotation is used to specify the values for a feature parameter. <text:s/>Each feature defines any number of feature parameters.</text:p>
      <text:p text:style-name="P33"/>
      <text:p text:style-name="P33">Add the following Table 7.8.1.1</text:p>
      <text:p text:style-name="P33"><text:s text:c="5"/><text:span text:style-name="T12">Property <text:s text:c="7"/>Description <text:s text:c="58"/>Default</text:span></text:p>
      <text:p text:style-name="P33"><text:s text:c="5"/>name <text:s text:c="10"/>The name of the parameter <text:s text:c="43"/>“”</text:p>
      <text:p text:style-name="P33"><text:s text:c="5"/>value <text:s text:c="10"/>The value of the parameter <text:s text:c="43"/>“”</text:p>
      <text:p text:style-name="P34"/>
      <text:p text:style-name="P33">The following is an example use of the BindingType annotation that enables WS-Addressing and MTOM and sets the MTOM threshold value to 1000.</text:p>
      <text:p text:style-name="P33"/>
      <text:p text:style-name="P39">@BindingType(SOAPBinding.SOAP11HTTP_BINDING,</text:p>
      <text:p text:style-name="P7"><text:s text:c="8"/>features={</text:p>
      <text:p text:style-name="P7"><text:s text:c="11"/>@Feature(AddressingFeature.ID),</text:p>
      <text:p text:style-name="P7"><text:s text:c="11"/>@Feature(MTOMFeature.ID,</text:p>
      <text:p text:style-name="P7"><text:s text:c="15"/><text:change-start text:change-id="ct108600520"/>parameters={@FeatureParameter(<text:change-end text:change-id="ct108600520"/><text:change text:change-id="ct108600720"/></text:p>
      <text:p text:style-name="P7"><text:s text:c="18"/>name=MTOMFeature.THRESHOLD, value="1000")</text:p>
      <text:p text:style-name="P7"><text:s text:c="15"/>}</text:p>
      <text:p text:style-name="P7"><text:s text:c="11"/>)</text:p>
      <text:p text:style-name="P7"><text:s text:c="8"/>}</text:p>
      <text:p text:style-name="P7"><text:s text:c="5"/>)</text:p>
      <text:p text:style-name="P40"><text:s text:c="5"/>public class MyWebService { ... }</text:p>
      <text:p text:style-name="P33"/>
      <text:p text:style-name="P34"/>
      <text:p text:style-name="P34">7.12 Add javax.xml.ws.Action</text:p>
      <text:p text:style-name="P33">The<text:span text:style-name="T2"> Action </text:span>annotation is used to generate the <text:span text:style-name="T2">wsa:Action</text:span> on <text:span text:style-name="T2">wsdl:input</text:span> and <text:span text:style-name="T2">wsdl:output</text:span> of each <text:s/><text:span text:style-name="T2">wsdl:operation</text:span> mapped from the annotated methods.</text:p>
      <text:p text:style-name="P33"><text:s text:c="11"/>Table 7:12</text:p>
      <text:p text:style-name="P33"><text:s text:c="11"/></text:p>
      <table:table table:name="Table1" table:style-name="Table1">
        <table:table-column table:style-name="Table1.A"/>
        <table:table-column table:style-name="Table1.B"/>
        <table:table-column table:style-name="Table1.C"/>
        <table:table-header-rows>
          <table:table-row>
            <table:table-cell office:value-type="string">
              <text:p text:style-name="P41">Property</text:p>
            </table:table-cell>
            <table:table-cell office:value-type="string">
              <text:p text:style-name="P41">Description</text:p>
            </table:table-cell>
            <table:table-cell office:value-type="string">
              <text:p text:style-name="P42">Default</text:p>
            </table:table-cell>
          </table:table-row>
        </table:table-header-rows>
        <table:table-row>
          <table:table-cell office:value-type="string">
            <text:p text:style-name="Table_20_Contents">input</text:p>
          </table:table-cell>
          <table:table-cell office:value-type="string">
            <text:p text:style-name="Table_20_Contents">Action for the wsdl:input operation</text:p>
          </table:table-cell>
          <table:table-cell office:value-type="string">
            <text:p text:style-name="Table_20_Contents">“”</text:p>
          </table:table-cell>
        </table:table-row>
        <table:table-row>
          <table:table-cell office:value-type="string">
            <text:p text:style-name="Table_20_Contents">output</text:p>
          </table:table-cell>
          <table:table-cell office:value-type="string">
            <text:p text:style-name="Table_20_Contents">Action for the wsdl:output operation</text:p>
          </table:table-cell>
          <table:table-cell office:value-type="string">
            <text:p text:style-name="Table_20_Contents">“”</text:p>
          </table:table-cell>
        </table:table-row>
      </table:table>
      <text:p text:style-name="P33"/>
      <text:p text:style-name="P32"/>
      <text:p text:style-name="P34">7.13 Add javax.xml.ws.FaultAction</text:p>
      <text:p text:style-name="P33">The <text:span text:style-name="T2">FaultAction</text:span> annotation is used to generate the <text:span text:style-name="T2">wsa:Action</text:span> element on the <text:span text:style-name="T2">wsdl:fault</text:span> element of each <text:span text:style-name="T2">wsdl:operation</text:span> mapped from the annotated methods.</text:p>
      <text:p text:style-name="P34"/>
      <text:p text:style-name="P33"><text:s text:c="11"/>Table 7:13</text:p>
      <text:p text:style-name="P33"><text:s text:c="11"/></text:p>
      <table:table table:name="Table2" table:style-name="Table2">
        <table:table-column table:style-name="Table2.A"/>
        <table:table-column table:style-name="Table2.B"/>
        <table:table-column table:style-name="Table2.C"/>
        <table:table-header-rows>
          <table:table-row>
            <table:table-cell office:value-type="string">
              <text:p text:style-name="P41">Property</text:p>
            </table:table-cell>
            <table:table-cell office:value-type="string">
              <text:p text:style-name="P41">Description</text:p>
            </table:table-cell>
            <table:table-cell office:value-type="string">
              <text:p text:style-name="P42">Default</text:p>
            </table:table-cell>
          </table:table-row>
        </table:table-header-rows>
        <table:table-row>
          <table:table-cell office:value-type="string">
            <text:p text:style-name="Table_20_Contents">value</text:p>
          </table:table-cell>
          <table:table-cell office:value-type="string">
            <text:p text:style-name="Table_20_Contents">Action for the wsdl:fault operation</text:p>
          </table:table-cell>
          <table:table-cell office:value-type="string">
            <text:p text:style-name="Table_20_Contents">“”</text:p>
          </table:table-cell>
        </table:table-row>
        <table:table-row>
          <table:table-cell office:value-type="string">
            <text:p text:style-name="Table_20_Contents">className</text:p>
          </table:table-cell>
          <table:table-cell office:value-type="string">
            <text:p text:style-name="Table_20_Contents">Name of the exception class</text:p>
          </table:table-cell>
          <table:table-cell office:value-type="string">
            <text:p text:style-name="Table_20_Contents">No defaults, required property</text:p>
          </table:table-cell>
        </table:table-row>
      </table:table>
      <text:p text:style-name="P33"/>
      <text:p text:style-name="P43"/>
      <text:p text:style-name="P38">9 Handler Framework</text:p>
      <text:p text:style-name="P31">9.4.1.1 Standard Message Context Properties</text:p>
      <text:p text:style-name="P32">Add the <text:span text:style-name="T2">javax.xml.ws.reference.parameters</text:span> property to Table 9.2.</text:p>
      <text:p text:style-name="P31">Name<text:tab/><text:tab/> <text:s text:c="2"/><text:tab/> <text:s text:c="3"/>Type<text:tab/> Mandatory<text:tab/>Description</text:p>
      <text:p text:style-name="P32">javax.xml.ws.reference</text:p>
      <text:p text:style-name="P32">.parameters <text:s text:c="20"/>List&lt;Element&gt; <text:s text:c="6"/>Y <text:s text:c="4"/>A list of WS Addressing <text:s text:c="86"/><text:tab/><text:tab/><text:tab/><text:tab/><text:tab/><text:tab/> <text:s text:c="7"/>reference parameters. <text:s text:c="91"/><text:tab/><text:tab/><text:tab/><text:tab/><text:tab/><text:tab/> <text:s text:c="7"/>The list MUST include all SOAP </text:p>
      <text:p text:style-name="P32"><text:s text:c="79"/>headers marked with the</text:p>
      <text:p text:style-name="P32"><text:s text:c="79"/><text:span text:style-name="T2">wsa:IsReferenceParameter="true"</text:span> </text:p>
      <text:p text:style-name="P32"><text:s text:c="78"/>attribute.</text:p>
      <text:p text:style-name="P32"/>
      <text:p text:style-name="P38">10 SOAP Binding</text:p>
      <text:p text:style-name="P34">10.4.1.2 Add Addressing section</text:p>
      <text:p text:style-name="P33">If the javax.xml.ws.soap.AddressingFeature is enabled, implementations are required to follow WS-Addressing[32,33,34] protocols.</text:p>
      <text:p text:style-name="P33"/>
      <text:p text:style-name="P3"><text:span text:style-name="T8">Conformance (</text:span><text:span text:style-name="T22">SOAP Addressing Support</text:span><text:span text:style-name="T8">): </text:span>An implementation MUST support WS-Addressing 1.0 – SOAP Binding[34].</text:p>
      <text:p text:style-name="P32"/>
      <text:p text:style-name="P33"/>
      <text:p text:style-name="P34">Bibliography – add the following references</text:p>
      <text:p text:style-name="P44"><text:span text:style-name="T35">[32] Martin Gudgin, Marc Hadley, Tony Rogers, Ümit Yalçinalp . Web Services Addressing 1.0 - WSDL Binding. W3C Candidate Recommendation 29 May 2006. See </text:span><text:a xlink:type="simple" xlink:href="http://www.w3.org/TR/2006/CR-ws-addr-wsdl-20060529/"><text:span text:style-name="T36">http://www.w3.org/TR/2006/CR-ws-addr-wsdl-20060529/</text:span></text:a><text:span text:style-name="T35">.</text:span></text:p>
      <text:p text:style-name="P44"><text:span text:style-name="T35">[33] Martin Gudgin, Marc Hadley, Tony Rogers. </text:span>Web Services Addressing 1.0 - Core. <text:span text:style-name="T35">W3C Recommendation 9 May 2006. See </text:span><text:a xlink:type="simple" xlink:href="http://www.w3.org/TR/2006/REC-ws-addr-core-20060509/"><text:span text:style-name="T36">http://www.w3.org/TR/2006/REC-ws-addr-core-20060509/</text:span></text:a><text:span text:style-name="T35">.</text:span></text:p>
      <text:p text:style-name="P44"><text:span text:style-name="T35">[34] Martin Gudgin, Marc Hadley, Tony Rogers. </text:span>Web Services Addressing 1.0 - SOAP Binding. <text:span text:style-name="T35">W3C Recommendation 9 May 2006. See </text:span><text:a xlink:type="simple" xlink:href="http://www.w3.org/TR/2006/REC-ws-addr-soap-20060509/"><text:span text:style-name="T36">http://www.w3.org/TR/2006/REC-ws-addr-soap-20060509/</text:span></text:a><text:span text:style-name="T35">.</text:span></text:p>
      <text:p text:style-name="P33">[35] Kohsuke Kawaguchi. <text:s/>The Java Architecture of XML Binding (JAXB) 2.1. <text:s/>JSR, JCP August 2003. <text:s/>See http://jcp.org/en/jsr/detail?id=222.</text:p>
      <text:p text:style-name="P33"/>
      <text:h text:style-name="Heading_20_2" text:outline-level="2">Accepted Changes</text:h>
      <text:p text:style-name="Text_20_body"><text:span text:style-name="T37">(Changes accepted by the EC will be moved to this section.)</text:span> </text:p>
      <text:p text:style-name="Text_20_body"/>
      <text:h text:style-name="Heading_20_2" text:outline-level="2">Deferred Changes</text:h>
      <text:p text:style-name="Text_20_body"><text:span text:style-name="T37">(Changes deferred by the EC will be moved to this 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svg:font-family="Courier" style:font-family-generic="moder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creation-date>2006-08-02T10:45:29</meta:creation-date>
    <dc:date>2006-10-06T13:04:05</dc:date>
    <dc:language>en-US</dc:language>
    <meta:editing-cycles>115</meta:editing-cycles>
    <meta:editing-duration>P29DT2H31M43S</meta:editing-duration>
    <meta:user-defined meta:name="Info 1"/>
    <meta:user-defined meta:name="Info 2"/>
    <meta:user-defined meta:name="Info 3"/>
    <meta:user-defined meta:name="Info 4"/>
    <meta:document-statistic meta:table-count="2" meta:image-count="0" meta:object-count="0" meta:page-count="16" meta:paragraph-count="293" meta:word-count="4588" meta:character-count="34374"/>
  </office:meta>
</office:document-meta>
</file>